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2.883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1">
            <text:p>Jakub Kuciński</text:p>
          </table:table-cell>
          <table:table-cell table:style-name="ce1"/>
          <table:table-cell office:value-type="float" office:value="309881" table:style-name="ce1">
            <text:p>30988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omasz Terlecki</text:p>
          </table:table-cell>
          <table:table-cell table:style-name="ce1"/>
          <table:table-cell office:value-type="float" office:value="309694" table:style-name="ce1">
            <text:p>309694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Brazil</text:p>
          </table:table-cell>
          <table:table-cell office:value-type="string" table:style-name="ce1">
            <text:p>Chile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ran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United Kingdom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0-9</text:p>
          </table:table-cell>
          <table:table-cell office:value-type="float" office:value="29076910" table:style-name="ce1">
            <text:p>29076910</text:p>
          </table:table-cell>
          <table:table-cell office:value-type="float" office:value="2428079" table:style-name="ce1">
            <text:p>2428079</text:p>
          </table:table-cell>
          <table:table-cell office:value-type="float" office:value="606029" table:style-name="ce1">
            <text:p>606029</text:p>
          </table:table-cell>
          <table:table-cell office:value-type="float" office:value="7527474" table:style-name="ce1">
            <text:p>7527474</text:p>
          </table:table-cell>
          <table:table-cell office:value-type="float" office:value="7880903" table:style-name="ce1">
            <text:p>7880903</text:p>
          </table:table-cell>
          <table:table-cell office:value-type="float" office:value="234861634" table:style-name="ce1">
            <text:p>234861634</text:p>
          </table:table-cell>
          <table:table-cell office:value-type="float" office:value="14565856" table:style-name="ce1">
            <text:p>14565856</text:p>
          </table:table-cell>
          <table:table-cell office:value-type="float" office:value="4994995" table:style-name="ce1">
            <text:p>4994995</text:p>
          </table:table-cell>
          <table:table-cell office:value-type="float" office:value="22169253" table:style-name="ce1">
            <text:p>22169253</text:p>
          </table:table-cell>
          <table:table-cell office:value-type="float" office:value="614323" table:style-name="ce1">
            <text:p>614323</text:p>
          </table:table-cell>
          <table:table-cell office:value-type="float" office:value="3784871" table:style-name="ce1">
            <text:p>3784871</text:p>
          </table:table-cell>
          <table:table-cell office:value-type="float" office:value="4234486" table:style-name="ce1">
            <text:p>4234486</text:p>
          </table:table-cell>
          <table:table-cell office:value-type="float" office:value="1193951" table:style-name="ce1">
            <text:p>1193951</text:p>
          </table:table-cell>
          <table:table-cell office:value-type="float" office:value="884945" table:style-name="ce1">
            <text:p>884945</text:p>
          </table:table-cell>
          <table:table-cell office:value-type="float" office:value="13419270" table:style-name="ce1">
            <text:p>13419270</text:p>
          </table:table-cell>
          <table:table-cell office:value-type="float" office:value="8044056" table:style-name="ce1">
            <text:p>8044056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10-19</text:p>
          </table:table-cell>
          <table:table-cell office:value-type="float" office:value="31160445" table:style-name="ce1">
            <text:p>31160445</text:p>
          </table:table-cell>
          <table:table-cell office:value-type="float" office:value="2493879" table:style-name="ce1">
            <text:p>2493879</text:p>
          </table:table-cell>
          <table:table-cell office:value-type="float" office:value="675948" table:style-name="ce1">
            <text:p>675948</text:p>
          </table:table-cell>
          <table:table-cell office:value-type="float" office:value="7883477" table:style-name="ce1">
            <text:p>7883477</text:p>
          </table:table-cell>
          <table:table-cell office:value-type="float" office:value="7930616" table:style-name="ce1">
            <text:p>7930616</text:p>
          </table:table-cell>
          <table:table-cell office:value-type="float" office:value="252201517" table:style-name="ce1">
            <text:p>252201517</text:p>
          </table:table-cell>
          <table:table-cell office:value-type="float" office:value="11747928" table:style-name="ce1">
            <text:p>11747928</text:p>
          </table:table-cell>
          <table:table-cell office:value-type="float" office:value="5733448" table:style-name="ce1">
            <text:p>5733448</text:p>
          </table:table-cell>
          <table:table-cell office:value-type="float" office:value="22350463" table:style-name="ce1">
            <text:p>22350463</text:p>
          </table:table-cell>
          <table:table-cell office:value-type="float" office:value="643031" table:style-name="ce1">
            <text:p>643031</text:p>
          </table:table-cell>
          <table:table-cell office:value-type="float" office:value="3709136" table:style-name="ce1">
            <text:p>3709136</text:p>
          </table:table-cell>
          <table:table-cell office:value-type="float" office:value="4736077" table:style-name="ce1">
            <text:p>4736077</text:p>
          </table:table-cell>
          <table:table-cell office:value-type="float" office:value="1127127" table:style-name="ce1">
            <text:p>1127127</text:p>
          </table:table-cell>
          <table:table-cell office:value-type="float" office:value="834867" table:style-name="ce1">
            <text:p>834867</text:p>
          </table:table-cell>
          <table:table-cell office:value-type="float" office:value="13595149" table:style-name="ce1">
            <text:p>13595149</text:p>
          </table:table-cell>
          <table:table-cell office:value-type="float" office:value="7642473" table:style-name="ce1">
            <text:p>7642473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20-29</text:p>
          </table:table-cell>
          <table:table-cell office:value-type="float" office:value="34104643" table:style-name="ce1">
            <text:p>34104643</text:p>
          </table:table-cell>
          <table:table-cell office:value-type="float" office:value="2995538" table:style-name="ce1">
            <text:p>2995538</text:p>
          </table:table-cell>
          <table:table-cell office:value-type="float" office:value="775962" table:style-name="ce1">
            <text:p>775962</text:p>
          </table:table-cell>
          <table:table-cell office:value-type="float" office:value="7371029" table:style-name="ce1">
            <text:p>7371029</text:p>
          </table:table-cell>
          <table:table-cell office:value-type="float" office:value="9377361" table:style-name="ce1">
            <text:p>9377361</text:p>
          </table:table-cell>
          <table:table-cell office:value-type="float" office:value="239902073" table:style-name="ce1">
            <text:p>239902073</text:p>
          </table:table-cell>
          <table:table-cell office:value-type="float" office:value="12342907" table:style-name="ce1">
            <text:p>12342907</text:p>
          </table:table-cell>
          <table:table-cell office:value-type="float" office:value="6103436" table:style-name="ce1">
            <text:p>6103436</text:p>
          </table:table-cell>
          <table:table-cell office:value-type="float" office:value="21735593" table:style-name="ce1">
            <text:p>21735593</text:p>
          </table:table-cell>
          <table:table-cell office:value-type="float" office:value="726383" table:style-name="ce1">
            <text:p>726383</text:p>
          </table:table-cell>
          <table:table-cell office:value-type="float" office:value="4431558" table:style-name="ce1">
            <text:p>4431558</text:p>
          </table:table-cell>
          <table:table-cell office:value-type="float" office:value="4617599" table:style-name="ce1">
            <text:p>4617599</text:p>
          </table:table-cell>
          <table:table-cell office:value-type="float" office:value="1276930" table:style-name="ce1">
            <text:p>1276930</text:p>
          </table:table-cell>
          <table:table-cell office:value-type="float" office:value="1039729" table:style-name="ce1">
            <text:p>1039729</text:p>
          </table:table-cell>
          <table:table-cell office:value-type="float" office:value="13174163" table:style-name="ce1">
            <text:p>13174163</text:p>
          </table:table-cell>
          <table:table-cell office:value-type="float" office:value="8558707" table:style-name="ce1">
            <text:p>8558707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30-39</text:p>
          </table:table-cell>
          <table:table-cell office:value-type="float" office:value="34476762" table:style-name="ce1">
            <text:p>34476762</text:p>
          </table:table-cell>
          <table:table-cell office:value-type="float" office:value="2945404" table:style-name="ce1">
            <text:p>2945404</text:p>
          </table:table-cell>
          <table:table-cell office:value-type="float" office:value="672290" table:style-name="ce1">
            <text:p>672290</text:p>
          </table:table-cell>
          <table:table-cell office:value-type="float" office:value="8011050" table:style-name="ce1">
            <text:p>8011050</text:p>
          </table:table-cell>
          <table:table-cell office:value-type="float" office:value="10872020" table:style-name="ce1">
            <text:p>10872020</text:p>
          </table:table-cell>
          <table:table-cell office:value-type="float" office:value="215636276" table:style-name="ce1">
            <text:p>215636276</text:p>
          </table:table-cell>
          <table:table-cell office:value-type="float" office:value="16739445" table:style-name="ce1">
            <text:p>16739445</text:p>
          </table:table-cell>
          <table:table-cell office:value-type="float" office:value="6998434" table:style-name="ce1">
            <text:p>6998434</text:p>
          </table:table-cell>
          <table:table-cell office:value-type="float" office:value="18880030" table:style-name="ce1">
            <text:p>18880030</text:p>
          </table:table-cell>
          <table:table-cell office:value-type="float" office:value="738724" table:style-name="ce1">
            <text:p>738724</text:p>
          </table:table-cell>
          <table:table-cell office:value-type="float" office:value="6004923" table:style-name="ce1">
            <text:p>6004923</text:p>
          </table:table-cell>
          <table:table-cell office:value-type="float" office:value="5901993" table:style-name="ce1">
            <text:p>5901993</text:p>
          </table:table-cell>
          <table:table-cell office:value-type="float" office:value="1320299" table:style-name="ce1">
            <text:p>1320299</text:p>
          </table:table-cell>
          <table:table-cell office:value-type="float" office:value="1219224" table:style-name="ce1">
            <text:p>1219224</text:p>
          </table:table-cell>
          <table:table-cell office:value-type="float" office:value="12774731" table:style-name="ce1">
            <text:p>12774731</text:p>
          </table:table-cell>
          <table:table-cell office:value-type="float" office:value="9295024" table:style-name="ce1">
            <text:p>9295024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40-49</text:p>
          </table:table-cell>
          <table:table-cell office:value-type="float" office:value="29462006" table:style-name="ce1">
            <text:p>29462006</text:p>
          </table:table-cell>
          <table:table-cell office:value-type="float" office:value="2578404" table:style-name="ce1">
            <text:p>2578404</text:p>
          </table:table-cell>
          <table:table-cell office:value-type="float" office:value="738207" table:style-name="ce1">
            <text:p>738207</text:p>
          </table:table-cell>
          <table:table-cell office:value-type="float" office:value="8325667" table:style-name="ce1">
            <text:p>8325667</text:p>
          </table:table-cell>
          <table:table-cell office:value-type="float" office:value="10243351" table:style-name="ce1">
            <text:p>10243351</text:p>
          </table:table-cell>
          <table:table-cell office:value-type="float" office:value="169660174" table:style-name="ce1">
            <text:p>169660174</text:p>
          </table:table-cell>
          <table:table-cell office:value-type="float" office:value="11655616" table:style-name="ce1">
            <text:p>11655616</text:p>
          </table:table-cell>
          <table:table-cell office:value-type="float" office:value="9022004" table:style-name="ce1">
            <text:p>9022004</text:p>
          </table:table-cell>
          <table:table-cell office:value-type="float" office:value="16547758" table:style-name="ce1">
            <text:p>16547758</text:p>
          </table:table-cell>
          <table:table-cell office:value-type="float" office:value="724930" table:style-name="ce1">
            <text:p>724930</text:p>
          </table:table-cell>
          <table:table-cell office:value-type="float" office:value="5535441" table:style-name="ce1">
            <text:p>5535441</text:p>
          </table:table-cell>
          <table:table-cell office:value-type="float" office:value="7938499" table:style-name="ce1">
            <text:p>7938499</text:p>
          </table:table-cell>
          <table:table-cell office:value-type="float" office:value="1264123" table:style-name="ce1">
            <text:p>1264123</text:p>
          </table:table-cell>
          <table:table-cell office:value-type="float" office:value="1166588" table:style-name="ce1">
            <text:p>1166588</text:p>
          </table:table-cell>
          <table:table-cell office:value-type="float" office:value="11446579" table:style-name="ce1">
            <text:p>11446579</text:p>
          </table:table-cell>
          <table:table-cell office:value-type="float" office:value="8604251" table:style-name="ce1">
            <text:p>8604251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50-59</text:p>
          </table:table-cell>
          <table:table-cell office:value-type="float" office:value="24421202" table:style-name="ce1">
            <text:p>24421202</text:p>
          </table:table-cell>
          <table:table-cell office:value-type="float" office:value="2352271" table:style-name="ce1">
            <text:p>2352271</text:p>
          </table:table-cell>
          <table:table-cell office:value-type="float" office:value="810126" table:style-name="ce1">
            <text:p>810126</text:p>
          </table:table-cell>
          <table:table-cell office:value-type="float" office:value="8635056" table:style-name="ce1">
            <text:p>8635056</text:p>
          </table:table-cell>
          <table:table-cell office:value-type="float" office:value="13488393" table:style-name="ce1">
            <text:p>13488393</text:p>
          </table:table-cell>
          <table:table-cell office:value-type="float" office:value="128132230" table:style-name="ce1">
            <text:p>128132230</text:p>
          </table:table-cell>
          <table:table-cell office:value-type="float" office:value="8295331" table:style-name="ce1">
            <text:p>8295331</text:p>
          </table:table-cell>
          <table:table-cell office:value-type="float" office:value="9567192" table:style-name="ce1">
            <text:p>9567192</text:p>
          </table:table-cell>
          <table:table-cell office:value-type="float" office:value="12757971" table:style-name="ce1">
            <text:p>12757971</text:p>
          </table:table-cell>
          <table:table-cell office:value-type="float" office:value="712508" table:style-name="ce1">
            <text:p>712508</text:p>
          </table:table-cell>
          <table:table-cell office:value-type="float" office:value="4563168" table:style-name="ce1">
            <text:p>4563168</text:p>
          </table:table-cell>
          <table:table-cell office:value-type="float" office:value="7046327" table:style-name="ce1">
            <text:p>7046327</text:p>
          </table:table-cell>
          <table:table-cell office:value-type="float" office:value="1296647" table:style-name="ce1">
            <text:p>1296647</text:p>
          </table:table-cell>
          <table:table-cell office:value-type="float" office:value="1320622" table:style-name="ce1">
            <text:p>1320622</text:p>
          </table:table-cell>
          <table:table-cell office:value-type="float" office:value="8908423" table:style-name="ce1">
            <text:p>8908423</text:p>
          </table:table-cell>
          <table:table-cell office:value-type="float" office:value="9173465" table:style-name="ce1">
            <text:p>917346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60-69</text:p>
          </table:table-cell>
          <table:table-cell office:value-type="float" office:value="16896862" table:style-name="ce1">
            <text:p>16896862</text:p>
          </table:table-cell>
          <table:table-cell office:value-type="float" office:value="1791786" table:style-name="ce1">
            <text:p>1791786</text:p>
          </table:table-cell>
          <table:table-cell office:value-type="float" office:value="654530" table:style-name="ce1">
            <text:p>654530</text:p>
          </table:table-cell>
          <table:table-cell office:value-type="float" office:value="7764785" table:style-name="ce1">
            <text:p>7764785</text:p>
          </table:table-cell>
          <table:table-cell office:value-type="float" office:value="10644142" table:style-name="ce1">
            <text:p>10644142</text:p>
          </table:table-cell>
          <table:table-cell office:value-type="float" office:value="87150811" table:style-name="ce1">
            <text:p>87150811</text:p>
          </table:table-cell>
          <table:table-cell office:value-type="float" office:value="5396905" table:style-name="ce1">
            <text:p>5396905</text:p>
          </table:table-cell>
          <table:table-cell office:value-type="float" office:value="7484862" table:style-name="ce1">
            <text:p>7484862</text:p>
          </table:table-cell>
          <table:table-cell office:value-type="float" office:value="8264953" table:style-name="ce1">
            <text:p>8264953</text:p>
          </table:table-cell>
          <table:table-cell office:value-type="float" office:value="586156" table:style-name="ce1">
            <text:p>586156</text:p>
          </table:table-cell>
          <table:table-cell office:value-type="float" office:value="5174147" table:style-name="ce1">
            <text:p>5174147</text:p>
          </table:table-cell>
          <table:table-cell office:value-type="float" office:value="5340654" table:style-name="ce1">
            <text:p>5340654</text:p>
          </table:table-cell>
          <table:table-cell office:value-type="float" office:value="1093868" table:style-name="ce1">
            <text:p>1093868</text:p>
          </table:table-cell>
          <table:table-cell office:value-type="float" office:value="977435" table:style-name="ce1">
            <text:p>977435</text:p>
          </table:table-cell>
          <table:table-cell office:value-type="float" office:value="6192392" table:style-name="ce1">
            <text:p>6192392</text:p>
          </table:table-cell>
          <table:table-cell office:value-type="float" office:value="7286777" table:style-name="ce1">
            <text:p>7286777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70-79</text:p>
          </table:table-cell>
          <table:table-cell office:value-type="float" office:value="8801551" table:style-name="ce1">
            <text:p>8801551</text:p>
          </table:table-cell>
          <table:table-cell office:value-type="float" office:value="993126" table:style-name="ce1">
            <text:p>993126</text:p>
          </table:table-cell>
          <table:table-cell office:value-type="float" office:value="586138" table:style-name="ce1">
            <text:p>586138</text:p>
          </table:table-cell>
          <table:table-cell office:value-type="float" office:value="5727704" table:style-name="ce1">
            <text:p>5727704</text:p>
          </table:table-cell>
          <table:table-cell office:value-type="float" office:value="7471414" table:style-name="ce1">
            <text:p>7471414</text:p>
          </table:table-cell>
          <table:table-cell office:value-type="float" office:value="39175398" table:style-name="ce1">
            <text:p>39175398</text:p>
          </table:table-cell>
          <table:table-cell office:value-type="float" office:value="2354607" table:style-name="ce1">
            <text:p>2354607</text:p>
          </table:table-cell>
          <table:table-cell office:value-type="float" office:value="6028908" table:style-name="ce1">
            <text:p>6028908</text:p>
          </table:table-cell>
          <table:table-cell office:value-type="float" office:value="4188713" table:style-name="ce1">
            <text:p>4188713</text:p>
          </table:table-cell>
          <table:table-cell office:value-type="float" office:value="446448" table:style-name="ce1">
            <text:p>446448</text:p>
          </table:table-cell>
          <table:table-cell office:value-type="float" office:value="2900526" table:style-name="ce1">
            <text:p>2900526</text:p>
          </table:table-cell>
          <table:table-cell office:value-type="float" office:value="4015306" table:style-name="ce1">
            <text:p>4015306</text:p>
          </table:table-cell>
          <table:table-cell office:value-type="float" office:value="994244" table:style-name="ce1">
            <text:p>994244</text:p>
          </table:table-cell>
          <table:table-cell office:value-type="float" office:value="751993" table:style-name="ce1">
            <text:p>751993</text:p>
          </table:table-cell>
          <table:table-cell office:value-type="float" office:value="3353579" table:style-name="ce1">
            <text:p>3353579</text:p>
          </table:table-cell>
          <table:table-cell office:value-type="float" office:value="5830635" table:style-name="ce1">
            <text:p>583063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80-89</text:p>
          </table:table-cell>
          <table:table-cell office:value-type="float" office:value="3492448" table:style-name="ce1">
            <text:p>3492448</text:p>
          </table:table-cell>
          <table:table-cell office:value-type="float" office:value="436406" table:style-name="ce1">
            <text:p>436406</text:p>
          </table:table-cell>
          <table:table-cell office:value-type="float" office:value="225319" table:style-name="ce1">
            <text:p>225319</text:p>
          </table:table-cell>
          <table:table-cell office:value-type="float" office:value="3142141" table:style-name="ce1">
            <text:p>3142141</text:p>
          </table:table-cell>
          <table:table-cell office:value-type="float" office:value="4894143" table:style-name="ce1">
            <text:p>4894143</text:p>
          </table:table-cell>
          <table:table-cell office:value-type="float" office:value="12020150" table:style-name="ce1">
            <text:p>12020150</text:p>
          </table:table-cell>
          <table:table-cell office:value-type="float" office:value="829093" table:style-name="ce1">
            <text:p>829093</text:p>
          </table:table-cell>
          <table:table-cell office:value-type="float" office:value="3699654" table:style-name="ce1">
            <text:p>3699654</text:p>
          </table:table-cell>
          <table:table-cell office:value-type="float" office:value="1668488" table:style-name="ce1">
            <text:p>1668488</text:p>
          </table:table-cell>
          <table:table-cell office:value-type="float" office:value="184086" table:style-name="ce1">
            <text:p>184086</text:p>
          </table:table-cell>
          <table:table-cell office:value-type="float" office:value="1441605" table:style-name="ce1">
            <text:p>1441605</text:p>
          </table:table-cell>
          <table:table-cell office:value-type="float" office:value="2327453" table:style-name="ce1">
            <text:p>2327453</text:p>
          </table:table-cell>
          <table:table-cell office:value-type="float" office:value="431499" table:style-name="ce1">
            <text:p>431499</text:p>
          </table:table-cell>
          <table:table-cell office:value-type="float" office:value="373598" table:style-name="ce1">
            <text:p>373598</text:p>
          </table:table-cell>
          <table:table-cell office:value-type="float" office:value="1330708" table:style-name="ce1">
            <text:p>1330708</text:p>
          </table:table-cell>
          <table:table-cell office:value-type="float" office:value="2814122" table:style-name="ce1">
            <text:p>2814122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90-99</text:p>
          </table:table-cell>
          <table:table-cell office:value-type="float" office:value="645429" table:style-name="ce1">
            <text:p>645429</text:p>
          </table:table-cell>
          <table:table-cell office:value-type="float" office:value="97584" table:style-name="ce1">
            <text:p>97584</text:p>
          </table:table-cell>
          <table:table-cell office:value-type="float" office:value="46328" table:style-name="ce1">
            <text:p>46328</text:p>
          </table:table-cell>
          <table:table-cell office:value-type="float" office:value="865684" table:style-name="ce1">
            <text:p>865684</text:p>
          </table:table-cell>
          <table:table-cell office:value-type="float" office:value="962305" table:style-name="ce1">
            <text:p>962305</text:p>
          </table:table-cell>
          <table:table-cell office:value-type="float" office:value="1216182" table:style-name="ce1">
            <text:p>1216182</text:p>
          </table:table-cell>
          <table:table-cell office:value-type="float" office:value="64746" table:style-name="ce1">
            <text:p>64746</text:p>
          </table:table-cell>
          <table:table-cell office:value-type="float" office:value="812378" table:style-name="ce1">
            <text:p>812378</text:p>
          </table:table-cell>
          <table:table-cell office:value-type="float" office:value="356569" table:style-name="ce1">
            <text:p>356569</text:p>
          </table:table-cell>
          <table:table-cell office:value-type="float" office:value="43572" table:style-name="ce1">
            <text:p>43572</text:p>
          </table:table-cell>
          <table:table-cell office:value-type="float" office:value="296206" table:style-name="ce1">
            <text:p>296206</text:p>
          </table:table-cell>
          <table:table-cell office:value-type="float" office:value="583305" table:style-name="ce1">
            <text:p>583305</text:p>
          </table:table-cell>
          <table:table-cell office:value-type="float" office:value="98312" table:style-name="ce1">
            <text:p>98312</text:p>
          </table:table-cell>
          <table:table-cell office:value-type="float" office:value="83921" table:style-name="ce1">
            <text:p>83921</text:p>
          </table:table-cell>
          <table:table-cell office:value-type="float" office:value="142795" table:style-name="ce1">
            <text:p>142795</text:p>
          </table:table-cell>
          <table:table-cell office:value-type="float" office:value="620660" table:style-name="ce1">
            <text:p>62066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100+</text:p>
          </table:table-cell>
          <table:table-cell office:value-type="float" office:value="21150" table:style-name="ce1">
            <text:p>21150</text:p>
          </table:table-cell>
          <table:table-cell office:value-type="float" office:value="3731" table:style-name="ce1">
            <text:p>3731</text:p>
          </table:table-cell>
          <table:table-cell office:value-type="float" office:value="1326" table:style-name="ce1">
            <text:p>1326</text:p>
          </table:table-cell>
          <table:table-cell office:value-type="float" office:value="19443" table:style-name="ce1">
            <text:p>19443</text:p>
          </table:table-cell>
          <table:table-cell office:value-type="float" office:value="19295" table:style-name="ce1">
            <text:p>19295</text:p>
          </table:table-cell>
          <table:table-cell office:value-type="float" office:value="47939" table:style-name="ce1">
            <text:p>47939</text:p>
          </table:table-cell>
          <table:table-cell office:value-type="float" office:value="518" table:style-name="ce1">
            <text:p>518</text:p>
          </table:table-cell>
          <table:table-cell office:value-type="float" office:value="16517" table:style-name="ce1">
            <text:p>16517</text:p>
          </table:table-cell>
          <table:table-cell office:value-type="float" office:value="12962" table:style-name="ce1">
            <text:p>12962</text:p>
          </table:table-cell>
          <table:table-cell office:value-type="float" office:value="1080" table:style-name="ce1">
            <text:p>1080</text:p>
          </table:table-cell>
          <table:table-cell office:value-type="float" office:value="5024" table:style-name="ce1">
            <text:p>5024</text:p>
          </table:table-cell>
          <table:table-cell office:value-type="float" office:value="13083" table:style-name="ce1">
            <text:p>13083</text:p>
          </table:table-cell>
          <table:table-cell office:value-type="float" office:value="2270" table:style-name="ce1">
            <text:p>2270</text:p>
          </table:table-cell>
          <table:table-cell office:value-type="float" office:value="1695" table:style-name="ce1">
            <text:p>1695</text:p>
          </table:table-cell>
          <table:table-cell office:value-type="float" office:value="1277" table:style-name="ce1">
            <text:p>1277</text:p>
          </table:table-cell>
          <table:table-cell office:value-type="float" office:value="15834" table:style-name="ce1">
            <text:p>15834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ses</text:p>
          </table:table-cell>
          <table:table-cell office:value-type="float" office:value="162699" table:style-name="ce1">
            <text:p>162699</text:p>
          </table:table-cell>
          <table:table-cell office:value-type="float" office:value="30063" table:style-name="ce1">
            <text:p>30063</text:p>
          </table:table-cell>
          <table:table-cell office:value-type="float" office:value="10513" table:style-name="ce1">
            <text:p>10513</text:p>
          </table:table-cell>
          <table:table-cell office:value-type="float" office:value="137491" table:style-name="ce1">
            <text:p>137491</text:p>
          </table:table-cell>
          <table:table-cell office:value-type="float" office:value="170508" table:style-name="ce1">
            <text:p>170508</text:p>
          </table:table-cell>
          <table:table-cell office:value-type="float" office:value="70756" table:style-name="ce1">
            <text:p>70756</text:p>
          </table:table-cell>
          <table:table-cell office:value-type="float" office:value="109286" table:style-name="ce1">
            <text:p>109286</text:p>
          </table:table-cell>
          <table:table-cell office:value-type="float" office:value="219814" table:style-name="ce1">
            <text:p>219814</text:p>
          </table:table-cell>
          <table:table-cell office:value-type="float" office:value="35022" table:style-name="ce1">
            <text:p>35022</text:p>
          </table:table-cell>
          <table:table-cell office:value-type="float" office:value="8106" table:style-name="ce1">
            <text:p>8106</text:p>
          </table:table-cell>
          <table:table-cell office:value-type="float" office:value="16326" table:style-name="ce1">
            <text:p>16326</text:p>
          </table:table-cell>
          <table:table-cell office:value-type="float" office:value="227436" table:style-name="ce1">
            <text:p>227436</text:p>
          </table:table-cell>
          <table:table-cell office:value-type="float" office:value="26670" table:style-name="ce1">
            <text:p>26670</text:p>
          </table:table-cell>
          <table:table-cell office:value-type="float" office:value="30261" table:style-name="ce1">
            <text:p>30261</text:p>
          </table:table-cell>
          <table:table-cell office:value-type="float" office:value="139771" table:style-name="ce1">
            <text:p>139771</text:p>
          </table:table-cell>
          <table:table-cell office:value-type="float" office:value="223064" table:style-name="ce1">
            <text:p>22306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aths</text:p>
          </table:table-cell>
          <table:table-cell office:value-type="float" office:value="11123" table:style-name="ce1">
            <text:p>11123</text:p>
          </table:table-cell>
          <table:table-cell office:value-type="float" office:value="323" table:style-name="ce1">
            <text:p>323</text:p>
          </table:table-cell>
          <table:table-cell office:value-type="float" office:value="533" table:style-name="ce1">
            <text:p>533</text:p>
          </table:table-cell>
          <table:table-cell office:value-type="float" office:value="26600" table:style-name="ce1">
            <text:p>26600</text:p>
          </table:table-cell>
          <table:table-cell office:value-type="float" office:value="7533" table:style-name="ce1">
            <text:p>7533</text:p>
          </table:table-cell>
          <table:table-cell office:value-type="float" office:value="2293" table:style-name="ce1">
            <text:p>2293</text:p>
          </table:table-cell>
          <table:table-cell office:value-type="float" office:value="6685" table:style-name="ce1">
            <text:p>6685</text:p>
          </table:table-cell>
          <table:table-cell office:value-type="float" office:value="30739" table:style-name="ce1">
            <text:p>30739</text:p>
          </table:table-cell>
          <table:table-cell office:value-type="float" office:value="3465" table:style-name="ce1">
            <text:p>3465</text:p>
          </table:table-cell>
          <table:table-cell office:value-type="float" office:value="224" table:style-name="ce1">
            <text:p>224</text:p>
          </table:table-cell>
          <table:table-cell office:value-type="float" office:value="811" table:style-name="ce1">
            <text:p>811</text:p>
          </table:table-cell>
          <table:table-cell office:value-type="float" office:value="26744" table:style-name="ce1">
            <text:p>26744</text:p>
          </table:table-cell>
          <table:table-cell office:value-type="float" office:value="3256" table:style-name="ce1">
            <text:p>3256</text:p>
          </table:table-cell>
          <table:table-cell office:value-type="float" office:value="1542" table:style-name="ce1">
            <text:p>1542</text:p>
          </table:table-cell>
          <table:table-cell office:value-type="float" office:value="3841" table:style-name="ce1">
            <text:p>3841</text:p>
          </table:table-cell>
          <table:table-cell office:value-type="float" office:value="32065" table:style-name="ce1">
            <text:p>32065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076910" table:formula="of:=TRANSPOSE([.B5:.Q15])" table:number-matrix-columns-spanned="11" table:number-matrix-rows-spanned="16" table:style-name="ce1">
            <text:p>29076910</text:p>
          </table:table-cell>
          <table:table-cell office:value-type="float" office:value="31160445" table:style-name="ce1">
            <text:p>31160445</text:p>
          </table:table-cell>
          <table:table-cell office:value-type="float" office:value="34104643" table:style-name="ce1">
            <text:p>34104643</text:p>
          </table:table-cell>
          <table:table-cell office:value-type="float" office:value="34476762" table:style-name="ce1">
            <text:p>34476762</text:p>
          </table:table-cell>
          <table:table-cell office:value-type="float" office:value="29462006" table:style-name="ce1">
            <text:p>29462006</text:p>
          </table:table-cell>
          <table:table-cell office:value-type="float" office:value="24421202" table:style-name="ce1">
            <text:p>24421202</text:p>
          </table:table-cell>
          <table:table-cell office:value-type="float" office:value="16896862" table:style-name="ce1">
            <text:p>16896862</text:p>
          </table:table-cell>
          <table:table-cell office:value-type="float" office:value="8801551" table:style-name="ce1">
            <text:p>8801551</text:p>
          </table:table-cell>
          <table:table-cell office:value-type="float" office:value="3492448" table:style-name="ce1">
            <text:p>3492448</text:p>
          </table:table-cell>
          <table:table-cell office:value-type="float" office:value="645429" table:style-name="ce1">
            <text:p>645429</text:p>
          </table:table-cell>
          <table:table-cell office:value-type="float" office:value="21150" table:style-name="ce1">
            <text:p>21150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28079" table:style-name="ce1">
            <text:p>2428079</text:p>
          </table:table-cell>
          <table:table-cell office:value-type="float" office:value="2493879" table:style-name="ce1">
            <text:p>2493879</text:p>
          </table:table-cell>
          <table:table-cell office:value-type="float" office:value="2995538" table:style-name="ce1">
            <text:p>2995538</text:p>
          </table:table-cell>
          <table:table-cell office:value-type="float" office:value="2945404" table:style-name="ce1">
            <text:p>2945404</text:p>
          </table:table-cell>
          <table:table-cell office:value-type="float" office:value="2578404" table:style-name="ce1">
            <text:p>2578404</text:p>
          </table:table-cell>
          <table:table-cell office:value-type="float" office:value="2352271" table:style-name="ce1">
            <text:p>2352271</text:p>
          </table:table-cell>
          <table:table-cell office:value-type="float" office:value="1791786" table:style-name="ce1">
            <text:p>1791786</text:p>
          </table:table-cell>
          <table:table-cell office:value-type="float" office:value="993126" table:style-name="ce1">
            <text:p>993126</text:p>
          </table:table-cell>
          <table:table-cell office:value-type="float" office:value="436406" table:style-name="ce1">
            <text:p>436406</text:p>
          </table:table-cell>
          <table:table-cell office:value-type="float" office:value="97584" table:style-name="ce1">
            <text:p>97584</text:p>
          </table:table-cell>
          <table:table-cell office:value-type="float" office:value="3731" table:style-name="ce1">
            <text:p>3731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06029" table:style-name="ce1">
            <text:p>606029</text:p>
          </table:table-cell>
          <table:table-cell office:value-type="float" office:value="675948" table:style-name="ce1">
            <text:p>675948</text:p>
          </table:table-cell>
          <table:table-cell office:value-type="float" office:value="775962" table:style-name="ce1">
            <text:p>775962</text:p>
          </table:table-cell>
          <table:table-cell office:value-type="float" office:value="672290" table:style-name="ce1">
            <text:p>672290</text:p>
          </table:table-cell>
          <table:table-cell office:value-type="float" office:value="738207" table:style-name="ce1">
            <text:p>738207</text:p>
          </table:table-cell>
          <table:table-cell office:value-type="float" office:value="810126" table:style-name="ce1">
            <text:p>810126</text:p>
          </table:table-cell>
          <table:table-cell office:value-type="float" office:value="654530" table:style-name="ce1">
            <text:p>654530</text:p>
          </table:table-cell>
          <table:table-cell office:value-type="float" office:value="586138" table:style-name="ce1">
            <text:p>586138</text:p>
          </table:table-cell>
          <table:table-cell office:value-type="float" office:value="225319" table:style-name="ce1">
            <text:p>225319</text:p>
          </table:table-cell>
          <table:table-cell office:value-type="float" office:value="46328" table:style-name="ce1">
            <text:p>46328</text:p>
          </table:table-cell>
          <table:table-cell office:value-type="float" office:value="1326" table:style-name="ce1">
            <text:p>1326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527474" table:style-name="ce1">
            <text:p>7527474</text:p>
          </table:table-cell>
          <table:table-cell office:value-type="float" office:value="7883477" table:style-name="ce1">
            <text:p>7883477</text:p>
          </table:table-cell>
          <table:table-cell office:value-type="float" office:value="7371029" table:style-name="ce1">
            <text:p>7371029</text:p>
          </table:table-cell>
          <table:table-cell office:value-type="float" office:value="8011050" table:style-name="ce1">
            <text:p>8011050</text:p>
          </table:table-cell>
          <table:table-cell office:value-type="float" office:value="8325667" table:style-name="ce1">
            <text:p>8325667</text:p>
          </table:table-cell>
          <table:table-cell office:value-type="float" office:value="8635056" table:style-name="ce1">
            <text:p>8635056</text:p>
          </table:table-cell>
          <table:table-cell office:value-type="float" office:value="7764785" table:style-name="ce1">
            <text:p>7764785</text:p>
          </table:table-cell>
          <table:table-cell office:value-type="float" office:value="5727704" table:style-name="ce1">
            <text:p>5727704</text:p>
          </table:table-cell>
          <table:table-cell office:value-type="float" office:value="3142141" table:style-name="ce1">
            <text:p>3142141</text:p>
          </table:table-cell>
          <table:table-cell office:value-type="float" office:value="865684" table:style-name="ce1">
            <text:p>865684</text:p>
          </table:table-cell>
          <table:table-cell office:value-type="float" office:value="19443" table:style-name="ce1">
            <text:p>19443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880903" table:style-name="ce1">
            <text:p>7880903</text:p>
          </table:table-cell>
          <table:table-cell office:value-type="float" office:value="7930616" table:style-name="ce1">
            <text:p>7930616</text:p>
          </table:table-cell>
          <table:table-cell office:value-type="float" office:value="9377361" table:style-name="ce1">
            <text:p>9377361</text:p>
          </table:table-cell>
          <table:table-cell office:value-type="float" office:value="10872020" table:style-name="ce1">
            <text:p>10872020</text:p>
          </table:table-cell>
          <table:table-cell office:value-type="float" office:value="10243351" table:style-name="ce1">
            <text:p>10243351</text:p>
          </table:table-cell>
          <table:table-cell office:value-type="float" office:value="13488393" table:style-name="ce1">
            <text:p>13488393</text:p>
          </table:table-cell>
          <table:table-cell office:value-type="float" office:value="10644142" table:style-name="ce1">
            <text:p>10644142</text:p>
          </table:table-cell>
          <table:table-cell office:value-type="float" office:value="7471414" table:style-name="ce1">
            <text:p>7471414</text:p>
          </table:table-cell>
          <table:table-cell office:value-type="float" office:value="4894143" table:style-name="ce1">
            <text:p>4894143</text:p>
          </table:table-cell>
          <table:table-cell office:value-type="float" office:value="962305" table:style-name="ce1">
            <text:p>962305</text:p>
          </table:table-cell>
          <table:table-cell office:value-type="float" office:value="19295" table:style-name="ce1">
            <text:p>19295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4861634" table:style-name="ce1">
            <text:p>234861634</text:p>
          </table:table-cell>
          <table:table-cell office:value-type="float" office:value="252201517" table:style-name="ce1">
            <text:p>252201517</text:p>
          </table:table-cell>
          <table:table-cell office:value-type="float" office:value="239902073" table:style-name="ce1">
            <text:p>239902073</text:p>
          </table:table-cell>
          <table:table-cell office:value-type="float" office:value="215636276" table:style-name="ce1">
            <text:p>215636276</text:p>
          </table:table-cell>
          <table:table-cell office:value-type="float" office:value="169660174" table:style-name="ce1">
            <text:p>169660174</text:p>
          </table:table-cell>
          <table:table-cell office:value-type="float" office:value="128132230" table:style-name="ce1">
            <text:p>128132230</text:p>
          </table:table-cell>
          <table:table-cell office:value-type="float" office:value="87150811" table:style-name="ce1">
            <text:p>87150811</text:p>
          </table:table-cell>
          <table:table-cell office:value-type="float" office:value="39175398" table:style-name="ce1">
            <text:p>39175398</text:p>
          </table:table-cell>
          <table:table-cell office:value-type="float" office:value="12020150" table:style-name="ce1">
            <text:p>12020150</text:p>
          </table:table-cell>
          <table:table-cell office:value-type="float" office:value="1216182" table:style-name="ce1">
            <text:p>1216182</text:p>
          </table:table-cell>
          <table:table-cell office:value-type="float" office:value="47939" table:style-name="ce1">
            <text:p>47939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565856" table:style-name="ce1">
            <text:p>14565856</text:p>
          </table:table-cell>
          <table:table-cell office:value-type="float" office:value="11747928" table:style-name="ce1">
            <text:p>11747928</text:p>
          </table:table-cell>
          <table:table-cell office:value-type="float" office:value="12342907" table:style-name="ce1">
            <text:p>12342907</text:p>
          </table:table-cell>
          <table:table-cell office:value-type="float" office:value="16739445" table:style-name="ce1">
            <text:p>16739445</text:p>
          </table:table-cell>
          <table:table-cell office:value-type="float" office:value="11655616" table:style-name="ce1">
            <text:p>11655616</text:p>
          </table:table-cell>
          <table:table-cell office:value-type="float" office:value="8295331" table:style-name="ce1">
            <text:p>8295331</text:p>
          </table:table-cell>
          <table:table-cell office:value-type="float" office:value="5396905" table:style-name="ce1">
            <text:p>5396905</text:p>
          </table:table-cell>
          <table:table-cell office:value-type="float" office:value="2354607" table:style-name="ce1">
            <text:p>2354607</text:p>
          </table:table-cell>
          <table:table-cell office:value-type="float" office:value="829093" table:style-name="ce1">
            <text:p>829093</text:p>
          </table:table-cell>
          <table:table-cell office:value-type="float" office:value="64746" table:style-name="ce1">
            <text:p>64746</text:p>
          </table:table-cell>
          <table:table-cell office:value-type="float" office:value="518" table:style-name="ce1">
            <text:p>518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994995" table:style-name="ce1">
            <text:p>4994995</text:p>
          </table:table-cell>
          <table:table-cell office:value-type="float" office:value="5733448" table:style-name="ce1">
            <text:p>5733448</text:p>
          </table:table-cell>
          <table:table-cell office:value-type="float" office:value="6103436" table:style-name="ce1">
            <text:p>6103436</text:p>
          </table:table-cell>
          <table:table-cell office:value-type="float" office:value="6998434" table:style-name="ce1">
            <text:p>6998434</text:p>
          </table:table-cell>
          <table:table-cell office:value-type="float" office:value="9022004" table:style-name="ce1">
            <text:p>9022004</text:p>
          </table:table-cell>
          <table:table-cell office:value-type="float" office:value="9567192" table:style-name="ce1">
            <text:p>9567192</text:p>
          </table:table-cell>
          <table:table-cell office:value-type="float" office:value="7484862" table:style-name="ce1">
            <text:p>7484862</text:p>
          </table:table-cell>
          <table:table-cell office:value-type="float" office:value="6028908" table:style-name="ce1">
            <text:p>6028908</text:p>
          </table:table-cell>
          <table:table-cell office:value-type="float" office:value="3699654" table:style-name="ce1">
            <text:p>3699654</text:p>
          </table:table-cell>
          <table:table-cell office:value-type="float" office:value="812378" table:style-name="ce1">
            <text:p>812378</text:p>
          </table:table-cell>
          <table:table-cell office:value-type="float" office:value="16517" table:style-name="ce1">
            <text:p>16517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169253" table:style-name="ce1">
            <text:p>22169253</text:p>
          </table:table-cell>
          <table:table-cell office:value-type="float" office:value="22350463" table:style-name="ce1">
            <text:p>22350463</text:p>
          </table:table-cell>
          <table:table-cell office:value-type="float" office:value="21735593" table:style-name="ce1">
            <text:p>21735593</text:p>
          </table:table-cell>
          <table:table-cell office:value-type="float" office:value="18880030" table:style-name="ce1">
            <text:p>18880030</text:p>
          </table:table-cell>
          <table:table-cell office:value-type="float" office:value="16547758" table:style-name="ce1">
            <text:p>16547758</text:p>
          </table:table-cell>
          <table:table-cell office:value-type="float" office:value="12757971" table:style-name="ce1">
            <text:p>12757971</text:p>
          </table:table-cell>
          <table:table-cell office:value-type="float" office:value="8264953" table:style-name="ce1">
            <text:p>8264953</text:p>
          </table:table-cell>
          <table:table-cell office:value-type="float" office:value="4188713" table:style-name="ce1">
            <text:p>4188713</text:p>
          </table:table-cell>
          <table:table-cell office:value-type="float" office:value="1668488" table:style-name="ce1">
            <text:p>1668488</text:p>
          </table:table-cell>
          <table:table-cell office:value-type="float" office:value="356569" table:style-name="ce1">
            <text:p>356569</text:p>
          </table:table-cell>
          <table:table-cell office:value-type="float" office:value="12962" table:style-name="ce1">
            <text:p>12962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14323" table:style-name="ce1">
            <text:p>614323</text:p>
          </table:table-cell>
          <table:table-cell office:value-type="float" office:value="643031" table:style-name="ce1">
            <text:p>643031</text:p>
          </table:table-cell>
          <table:table-cell office:value-type="float" office:value="726383" table:style-name="ce1">
            <text:p>726383</text:p>
          </table:table-cell>
          <table:table-cell office:value-type="float" office:value="738724" table:style-name="ce1">
            <text:p>738724</text:p>
          </table:table-cell>
          <table:table-cell office:value-type="float" office:value="724930" table:style-name="ce1">
            <text:p>724930</text:p>
          </table:table-cell>
          <table:table-cell office:value-type="float" office:value="712508" table:style-name="ce1">
            <text:p>712508</text:p>
          </table:table-cell>
          <table:table-cell office:value-type="float" office:value="586156" table:style-name="ce1">
            <text:p>586156</text:p>
          </table:table-cell>
          <table:table-cell office:value-type="float" office:value="446448" table:style-name="ce1">
            <text:p>446448</text:p>
          </table:table-cell>
          <table:table-cell office:value-type="float" office:value="184086" table:style-name="ce1">
            <text:p>184086</text:p>
          </table:table-cell>
          <table:table-cell office:value-type="float" office:value="43572" table:style-name="ce1">
            <text:p>43572</text:p>
          </table:table-cell>
          <table:table-cell office:value-type="float" office:value="1080" table:style-name="ce1">
            <text:p>1080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84871" table:style-name="ce1">
            <text:p>3784871</text:p>
          </table:table-cell>
          <table:table-cell office:value-type="float" office:value="3709136" table:style-name="ce1">
            <text:p>3709136</text:p>
          </table:table-cell>
          <table:table-cell office:value-type="float" office:value="4431558" table:style-name="ce1">
            <text:p>4431558</text:p>
          </table:table-cell>
          <table:table-cell office:value-type="float" office:value="6004923" table:style-name="ce1">
            <text:p>6004923</text:p>
          </table:table-cell>
          <table:table-cell office:value-type="float" office:value="5535441" table:style-name="ce1">
            <text:p>5535441</text:p>
          </table:table-cell>
          <table:table-cell office:value-type="float" office:value="4563168" table:style-name="ce1">
            <text:p>4563168</text:p>
          </table:table-cell>
          <table:table-cell office:value-type="float" office:value="5174147" table:style-name="ce1">
            <text:p>5174147</text:p>
          </table:table-cell>
          <table:table-cell office:value-type="float" office:value="2900526" table:style-name="ce1">
            <text:p>2900526</text:p>
          </table:table-cell>
          <table:table-cell office:value-type="float" office:value="1441605" table:style-name="ce1">
            <text:p>1441605</text:p>
          </table:table-cell>
          <table:table-cell office:value-type="float" office:value="296206" table:style-name="ce1">
            <text:p>296206</text:p>
          </table:table-cell>
          <table:table-cell office:value-type="float" office:value="5024" table:style-name="ce1">
            <text:p>5024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234486" table:style-name="ce1">
            <text:p>4234486</text:p>
          </table:table-cell>
          <table:table-cell office:value-type="float" office:value="4736077" table:style-name="ce1">
            <text:p>4736077</text:p>
          </table:table-cell>
          <table:table-cell office:value-type="float" office:value="4617599" table:style-name="ce1">
            <text:p>4617599</text:p>
          </table:table-cell>
          <table:table-cell office:value-type="float" office:value="5901993" table:style-name="ce1">
            <text:p>5901993</text:p>
          </table:table-cell>
          <table:table-cell office:value-type="float" office:value="7938499" table:style-name="ce1">
            <text:p>7938499</text:p>
          </table:table-cell>
          <table:table-cell office:value-type="float" office:value="7046327" table:style-name="ce1">
            <text:p>7046327</text:p>
          </table:table-cell>
          <table:table-cell office:value-type="float" office:value="5340654" table:style-name="ce1">
            <text:p>5340654</text:p>
          </table:table-cell>
          <table:table-cell office:value-type="float" office:value="4015306" table:style-name="ce1">
            <text:p>4015306</text:p>
          </table:table-cell>
          <table:table-cell office:value-type="float" office:value="2327453" table:style-name="ce1">
            <text:p>2327453</text:p>
          </table:table-cell>
          <table:table-cell office:value-type="float" office:value="583305" table:style-name="ce1">
            <text:p>583305</text:p>
          </table:table-cell>
          <table:table-cell office:value-type="float" office:value="13083" table:style-name="ce1">
            <text:p>13083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93951" table:style-name="ce1">
            <text:p>1193951</text:p>
          </table:table-cell>
          <table:table-cell office:value-type="float" office:value="1127127" table:style-name="ce1">
            <text:p>1127127</text:p>
          </table:table-cell>
          <table:table-cell office:value-type="float" office:value="1276930" table:style-name="ce1">
            <text:p>1276930</text:p>
          </table:table-cell>
          <table:table-cell office:value-type="float" office:value="1320299" table:style-name="ce1">
            <text:p>1320299</text:p>
          </table:table-cell>
          <table:table-cell office:value-type="float" office:value="1264123" table:style-name="ce1">
            <text:p>1264123</text:p>
          </table:table-cell>
          <table:table-cell office:value-type="float" office:value="1296647" table:style-name="ce1">
            <text:p>1296647</text:p>
          </table:table-cell>
          <table:table-cell office:value-type="float" office:value="1093868" table:style-name="ce1">
            <text:p>1093868</text:p>
          </table:table-cell>
          <table:table-cell office:value-type="float" office:value="994244" table:style-name="ce1">
            <text:p>994244</text:p>
          </table:table-cell>
          <table:table-cell office:value-type="float" office:value="431499" table:style-name="ce1">
            <text:p>431499</text:p>
          </table:table-cell>
          <table:table-cell office:value-type="float" office:value="98312" table:style-name="ce1">
            <text:p>98312</text:p>
          </table:table-cell>
          <table:table-cell office:value-type="float" office:value="2270" table:style-name="ce1">
            <text:p>2270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84945" table:style-name="ce1">
            <text:p>884945</text:p>
          </table:table-cell>
          <table:table-cell office:value-type="float" office:value="834867" table:style-name="ce1">
            <text:p>834867</text:p>
          </table:table-cell>
          <table:table-cell office:value-type="float" office:value="1039729" table:style-name="ce1">
            <text:p>1039729</text:p>
          </table:table-cell>
          <table:table-cell office:value-type="float" office:value="1219224" table:style-name="ce1">
            <text:p>1219224</text:p>
          </table:table-cell>
          <table:table-cell office:value-type="float" office:value="1166588" table:style-name="ce1">
            <text:p>1166588</text:p>
          </table:table-cell>
          <table:table-cell office:value-type="float" office:value="1320622" table:style-name="ce1">
            <text:p>1320622</text:p>
          </table:table-cell>
          <table:table-cell office:value-type="float" office:value="977435" table:style-name="ce1">
            <text:p>977435</text:p>
          </table:table-cell>
          <table:table-cell office:value-type="float" office:value="751993" table:style-name="ce1">
            <text:p>751993</text:p>
          </table:table-cell>
          <table:table-cell office:value-type="float" office:value="373598" table:style-name="ce1">
            <text:p>373598</text:p>
          </table:table-cell>
          <table:table-cell office:value-type="float" office:value="83921" table:style-name="ce1">
            <text:p>83921</text:p>
          </table:table-cell>
          <table:table-cell office:value-type="float" office:value="1695" table:style-name="ce1">
            <text:p>1695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419270" table:style-name="ce1">
            <text:p>13419270</text:p>
          </table:table-cell>
          <table:table-cell office:value-type="float" office:value="13595149" table:style-name="ce1">
            <text:p>13595149</text:p>
          </table:table-cell>
          <table:table-cell office:value-type="float" office:value="13174163" table:style-name="ce1">
            <text:p>13174163</text:p>
          </table:table-cell>
          <table:table-cell office:value-type="float" office:value="12774731" table:style-name="ce1">
            <text:p>12774731</text:p>
          </table:table-cell>
          <table:table-cell office:value-type="float" office:value="11446579" table:style-name="ce1">
            <text:p>11446579</text:p>
          </table:table-cell>
          <table:table-cell office:value-type="float" office:value="8908423" table:style-name="ce1">
            <text:p>8908423</text:p>
          </table:table-cell>
          <table:table-cell office:value-type="float" office:value="6192392" table:style-name="ce1">
            <text:p>6192392</text:p>
          </table:table-cell>
          <table:table-cell office:value-type="float" office:value="3353579" table:style-name="ce1">
            <text:p>3353579</text:p>
          </table:table-cell>
          <table:table-cell office:value-type="float" office:value="1330708" table:style-name="ce1">
            <text:p>1330708</text:p>
          </table:table-cell>
          <table:table-cell office:value-type="float" office:value="142795" table:style-name="ce1">
            <text:p>142795</text:p>
          </table:table-cell>
          <table:table-cell office:value-type="float" office:value="1277" table:style-name="ce1">
            <text:p>1277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044056" table:style-name="ce1">
            <text:p>8044056</text:p>
          </table:table-cell>
          <table:table-cell office:value-type="float" office:value="7642473" table:style-name="ce1">
            <text:p>7642473</text:p>
          </table:table-cell>
          <table:table-cell office:value-type="float" office:value="8558707" table:style-name="ce1">
            <text:p>8558707</text:p>
          </table:table-cell>
          <table:table-cell office:value-type="float" office:value="9295024" table:style-name="ce1">
            <text:p>9295024</text:p>
          </table:table-cell>
          <table:table-cell office:value-type="float" office:value="8604251" table:style-name="ce1">
            <text:p>8604251</text:p>
          </table:table-cell>
          <table:table-cell office:value-type="float" office:value="9173465" table:style-name="ce1">
            <text:p>9173465</text:p>
          </table:table-cell>
          <table:table-cell office:value-type="float" office:value="7286777" table:style-name="ce1">
            <text:p>7286777</text:p>
          </table:table-cell>
          <table:table-cell office:value-type="float" office:value="5830635" table:style-name="ce1">
            <text:p>5830635</text:p>
          </table:table-cell>
          <table:table-cell office:value-type="float" office:value="2814122" table:style-name="ce1">
            <text:p>2814122</text:p>
          </table:table-cell>
          <table:table-cell office:value-type="float" office:value="620660" table:style-name="ce1">
            <text:p>620660</text:p>
          </table:table-cell>
          <table:table-cell office:value-type="float" office:value="15834" table:style-name="ce1">
            <text:p>15834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^T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formula="of:=TRANSPOSE([.A21:.L36])" table:number-matrix-columns-spanned="16" table:number-matrix-rows-spanned="12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29076910" table:style-name="ce1">
            <text:p>29076910</text:p>
          </table:table-cell>
          <table:table-cell office:value-type="float" office:value="2428079" table:style-name="ce1">
            <text:p>2428079</text:p>
          </table:table-cell>
          <table:table-cell office:value-type="float" office:value="606029" table:style-name="ce1">
            <text:p>606029</text:p>
          </table:table-cell>
          <table:table-cell office:value-type="float" office:value="7527474" table:style-name="ce1">
            <text:p>7527474</text:p>
          </table:table-cell>
          <table:table-cell office:value-type="float" office:value="7880903" table:style-name="ce1">
            <text:p>7880903</text:p>
          </table:table-cell>
          <table:table-cell office:value-type="float" office:value="234861634" table:style-name="ce1">
            <text:p>234861634</text:p>
          </table:table-cell>
          <table:table-cell office:value-type="float" office:value="14565856" table:style-name="ce1">
            <text:p>14565856</text:p>
          </table:table-cell>
          <table:table-cell office:value-type="float" office:value="4994995" table:style-name="ce1">
            <text:p>4994995</text:p>
          </table:table-cell>
          <table:table-cell office:value-type="float" office:value="22169253" table:style-name="ce1">
            <text:p>22169253</text:p>
          </table:table-cell>
          <table:table-cell office:value-type="float" office:value="614323" table:style-name="ce1">
            <text:p>614323</text:p>
          </table:table-cell>
          <table:table-cell office:value-type="float" office:value="3784871" table:style-name="ce1">
            <text:p>3784871</text:p>
          </table:table-cell>
          <table:table-cell office:value-type="float" office:value="4234486" table:style-name="ce1">
            <text:p>4234486</text:p>
          </table:table-cell>
          <table:table-cell office:value-type="float" office:value="1193951" table:style-name="ce1">
            <text:p>1193951</text:p>
          </table:table-cell>
          <table:table-cell office:value-type="float" office:value="884945" table:style-name="ce1">
            <text:p>884945</text:p>
          </table:table-cell>
          <table:table-cell office:value-type="float" office:value="13419270" table:style-name="ce1">
            <text:p>13419270</text:p>
          </table:table-cell>
          <table:table-cell office:value-type="float" office:value="8044056" table:style-name="ce1">
            <text:p>8044056</text:p>
          </table:table-cell>
          <table:table-cell table:number-columns-repeated="16368"/>
        </table:table-row>
        <table:table-row table:style-name="ro1">
          <table:table-cell office:value-type="float" office:value="31160445" table:style-name="ce1">
            <text:p>31160445</text:p>
          </table:table-cell>
          <table:table-cell office:value-type="float" office:value="2493879" table:style-name="ce1">
            <text:p>2493879</text:p>
          </table:table-cell>
          <table:table-cell office:value-type="float" office:value="675948" table:style-name="ce1">
            <text:p>675948</text:p>
          </table:table-cell>
          <table:table-cell office:value-type="float" office:value="7883477" table:style-name="ce1">
            <text:p>7883477</text:p>
          </table:table-cell>
          <table:table-cell office:value-type="float" office:value="7930616" table:style-name="ce1">
            <text:p>7930616</text:p>
          </table:table-cell>
          <table:table-cell office:value-type="float" office:value="252201517" table:style-name="ce1">
            <text:p>252201517</text:p>
          </table:table-cell>
          <table:table-cell office:value-type="float" office:value="11747928" table:style-name="ce1">
            <text:p>11747928</text:p>
          </table:table-cell>
          <table:table-cell office:value-type="float" office:value="5733448" table:style-name="ce1">
            <text:p>5733448</text:p>
          </table:table-cell>
          <table:table-cell office:value-type="float" office:value="22350463" table:style-name="ce1">
            <text:p>22350463</text:p>
          </table:table-cell>
          <table:table-cell office:value-type="float" office:value="643031" table:style-name="ce1">
            <text:p>643031</text:p>
          </table:table-cell>
          <table:table-cell office:value-type="float" office:value="3709136" table:style-name="ce1">
            <text:p>3709136</text:p>
          </table:table-cell>
          <table:table-cell office:value-type="float" office:value="4736077" table:style-name="ce1">
            <text:p>4736077</text:p>
          </table:table-cell>
          <table:table-cell office:value-type="float" office:value="1127127" table:style-name="ce1">
            <text:p>1127127</text:p>
          </table:table-cell>
          <table:table-cell office:value-type="float" office:value="834867" table:style-name="ce1">
            <text:p>834867</text:p>
          </table:table-cell>
          <table:table-cell office:value-type="float" office:value="13595149" table:style-name="ce1">
            <text:p>13595149</text:p>
          </table:table-cell>
          <table:table-cell office:value-type="float" office:value="7642473" table:style-name="ce1">
            <text:p>7642473</text:p>
          </table:table-cell>
          <table:table-cell table:number-columns-repeated="16368"/>
        </table:table-row>
        <table:table-row table:style-name="ro1">
          <table:table-cell office:value-type="float" office:value="34104643" table:style-name="ce1">
            <text:p>34104643</text:p>
          </table:table-cell>
          <table:table-cell office:value-type="float" office:value="2995538" table:style-name="ce1">
            <text:p>2995538</text:p>
          </table:table-cell>
          <table:table-cell office:value-type="float" office:value="775962" table:style-name="ce1">
            <text:p>775962</text:p>
          </table:table-cell>
          <table:table-cell office:value-type="float" office:value="7371029" table:style-name="ce1">
            <text:p>7371029</text:p>
          </table:table-cell>
          <table:table-cell office:value-type="float" office:value="9377361" table:style-name="ce1">
            <text:p>9377361</text:p>
          </table:table-cell>
          <table:table-cell office:value-type="float" office:value="239902073" table:style-name="ce1">
            <text:p>239902073</text:p>
          </table:table-cell>
          <table:table-cell office:value-type="float" office:value="12342907" table:style-name="ce1">
            <text:p>12342907</text:p>
          </table:table-cell>
          <table:table-cell office:value-type="float" office:value="6103436" table:style-name="ce1">
            <text:p>6103436</text:p>
          </table:table-cell>
          <table:table-cell office:value-type="float" office:value="21735593" table:style-name="ce1">
            <text:p>21735593</text:p>
          </table:table-cell>
          <table:table-cell office:value-type="float" office:value="726383" table:style-name="ce1">
            <text:p>726383</text:p>
          </table:table-cell>
          <table:table-cell office:value-type="float" office:value="4431558" table:style-name="ce1">
            <text:p>4431558</text:p>
          </table:table-cell>
          <table:table-cell office:value-type="float" office:value="4617599" table:style-name="ce1">
            <text:p>4617599</text:p>
          </table:table-cell>
          <table:table-cell office:value-type="float" office:value="1276930" table:style-name="ce1">
            <text:p>1276930</text:p>
          </table:table-cell>
          <table:table-cell office:value-type="float" office:value="1039729" table:style-name="ce1">
            <text:p>1039729</text:p>
          </table:table-cell>
          <table:table-cell office:value-type="float" office:value="13174163" table:style-name="ce1">
            <text:p>13174163</text:p>
          </table:table-cell>
          <table:table-cell office:value-type="float" office:value="8558707" table:style-name="ce1">
            <text:p>8558707</text:p>
          </table:table-cell>
          <table:table-cell table:number-columns-repeated="16368"/>
        </table:table-row>
        <table:table-row table:style-name="ro1">
          <table:table-cell office:value-type="float" office:value="34476762" table:style-name="ce1">
            <text:p>34476762</text:p>
          </table:table-cell>
          <table:table-cell office:value-type="float" office:value="2945404" table:style-name="ce1">
            <text:p>2945404</text:p>
          </table:table-cell>
          <table:table-cell office:value-type="float" office:value="672290" table:style-name="ce1">
            <text:p>672290</text:p>
          </table:table-cell>
          <table:table-cell office:value-type="float" office:value="8011050" table:style-name="ce1">
            <text:p>8011050</text:p>
          </table:table-cell>
          <table:table-cell office:value-type="float" office:value="10872020" table:style-name="ce1">
            <text:p>10872020</text:p>
          </table:table-cell>
          <table:table-cell office:value-type="float" office:value="215636276" table:style-name="ce1">
            <text:p>215636276</text:p>
          </table:table-cell>
          <table:table-cell office:value-type="float" office:value="16739445" table:style-name="ce1">
            <text:p>16739445</text:p>
          </table:table-cell>
          <table:table-cell office:value-type="float" office:value="6998434" table:style-name="ce1">
            <text:p>6998434</text:p>
          </table:table-cell>
          <table:table-cell office:value-type="float" office:value="18880030" table:style-name="ce1">
            <text:p>18880030</text:p>
          </table:table-cell>
          <table:table-cell office:value-type="float" office:value="738724" table:style-name="ce1">
            <text:p>738724</text:p>
          </table:table-cell>
          <table:table-cell office:value-type="float" office:value="6004923" table:style-name="ce1">
            <text:p>6004923</text:p>
          </table:table-cell>
          <table:table-cell office:value-type="float" office:value="5901993" table:style-name="ce1">
            <text:p>5901993</text:p>
          </table:table-cell>
          <table:table-cell office:value-type="float" office:value="1320299" table:style-name="ce1">
            <text:p>1320299</text:p>
          </table:table-cell>
          <table:table-cell office:value-type="float" office:value="1219224" table:style-name="ce1">
            <text:p>1219224</text:p>
          </table:table-cell>
          <table:table-cell office:value-type="float" office:value="12774731" table:style-name="ce1">
            <text:p>12774731</text:p>
          </table:table-cell>
          <table:table-cell office:value-type="float" office:value="9295024" table:style-name="ce1">
            <text:p>9295024</text:p>
          </table:table-cell>
          <table:table-cell table:number-columns-repeated="16368"/>
        </table:table-row>
        <table:table-row table:style-name="ro1">
          <table:table-cell office:value-type="float" office:value="29462006" table:style-name="ce1">
            <text:p>29462006</text:p>
          </table:table-cell>
          <table:table-cell office:value-type="float" office:value="2578404" table:style-name="ce1">
            <text:p>2578404</text:p>
          </table:table-cell>
          <table:table-cell office:value-type="float" office:value="738207" table:style-name="ce1">
            <text:p>738207</text:p>
          </table:table-cell>
          <table:table-cell office:value-type="float" office:value="8325667" table:style-name="ce1">
            <text:p>8325667</text:p>
          </table:table-cell>
          <table:table-cell office:value-type="float" office:value="10243351" table:style-name="ce1">
            <text:p>10243351</text:p>
          </table:table-cell>
          <table:table-cell office:value-type="float" office:value="169660174" table:style-name="ce1">
            <text:p>169660174</text:p>
          </table:table-cell>
          <table:table-cell office:value-type="float" office:value="11655616" table:style-name="ce1">
            <text:p>11655616</text:p>
          </table:table-cell>
          <table:table-cell office:value-type="float" office:value="9022004" table:style-name="ce1">
            <text:p>9022004</text:p>
          </table:table-cell>
          <table:table-cell office:value-type="float" office:value="16547758" table:style-name="ce1">
            <text:p>16547758</text:p>
          </table:table-cell>
          <table:table-cell office:value-type="float" office:value="724930" table:style-name="ce1">
            <text:p>724930</text:p>
          </table:table-cell>
          <table:table-cell office:value-type="float" office:value="5535441" table:style-name="ce1">
            <text:p>5535441</text:p>
          </table:table-cell>
          <table:table-cell office:value-type="float" office:value="7938499" table:style-name="ce1">
            <text:p>7938499</text:p>
          </table:table-cell>
          <table:table-cell office:value-type="float" office:value="1264123" table:style-name="ce1">
            <text:p>1264123</text:p>
          </table:table-cell>
          <table:table-cell office:value-type="float" office:value="1166588" table:style-name="ce1">
            <text:p>1166588</text:p>
          </table:table-cell>
          <table:table-cell office:value-type="float" office:value="11446579" table:style-name="ce1">
            <text:p>11446579</text:p>
          </table:table-cell>
          <table:table-cell office:value-type="float" office:value="8604251" table:style-name="ce1">
            <text:p>8604251</text:p>
          </table:table-cell>
          <table:table-cell table:number-columns-repeated="16368"/>
        </table:table-row>
        <table:table-row table:style-name="ro1">
          <table:table-cell office:value-type="float" office:value="24421202" table:style-name="ce1">
            <text:p>24421202</text:p>
          </table:table-cell>
          <table:table-cell office:value-type="float" office:value="2352271" table:style-name="ce1">
            <text:p>2352271</text:p>
          </table:table-cell>
          <table:table-cell office:value-type="float" office:value="810126" table:style-name="ce1">
            <text:p>810126</text:p>
          </table:table-cell>
          <table:table-cell office:value-type="float" office:value="8635056" table:style-name="ce1">
            <text:p>8635056</text:p>
          </table:table-cell>
          <table:table-cell office:value-type="float" office:value="13488393" table:style-name="ce1">
            <text:p>13488393</text:p>
          </table:table-cell>
          <table:table-cell office:value-type="float" office:value="128132230" table:style-name="ce1">
            <text:p>128132230</text:p>
          </table:table-cell>
          <table:table-cell office:value-type="float" office:value="8295331" table:style-name="ce1">
            <text:p>8295331</text:p>
          </table:table-cell>
          <table:table-cell office:value-type="float" office:value="9567192" table:style-name="ce1">
            <text:p>9567192</text:p>
          </table:table-cell>
          <table:table-cell office:value-type="float" office:value="12757971" table:style-name="ce1">
            <text:p>12757971</text:p>
          </table:table-cell>
          <table:table-cell office:value-type="float" office:value="712508" table:style-name="ce1">
            <text:p>712508</text:p>
          </table:table-cell>
          <table:table-cell office:value-type="float" office:value="4563168" table:style-name="ce1">
            <text:p>4563168</text:p>
          </table:table-cell>
          <table:table-cell office:value-type="float" office:value="7046327" table:style-name="ce1">
            <text:p>7046327</text:p>
          </table:table-cell>
          <table:table-cell office:value-type="float" office:value="1296647" table:style-name="ce1">
            <text:p>1296647</text:p>
          </table:table-cell>
          <table:table-cell office:value-type="float" office:value="1320622" table:style-name="ce1">
            <text:p>1320622</text:p>
          </table:table-cell>
          <table:table-cell office:value-type="float" office:value="8908423" table:style-name="ce1">
            <text:p>8908423</text:p>
          </table:table-cell>
          <table:table-cell office:value-type="float" office:value="9173465" table:style-name="ce1">
            <text:p>9173465</text:p>
          </table:table-cell>
          <table:table-cell table:number-columns-repeated="16368"/>
        </table:table-row>
        <table:table-row table:style-name="ro1">
          <table:table-cell office:value-type="float" office:value="16896862" table:style-name="ce1">
            <text:p>16896862</text:p>
          </table:table-cell>
          <table:table-cell office:value-type="float" office:value="1791786" table:style-name="ce1">
            <text:p>1791786</text:p>
          </table:table-cell>
          <table:table-cell office:value-type="float" office:value="654530" table:style-name="ce1">
            <text:p>654530</text:p>
          </table:table-cell>
          <table:table-cell office:value-type="float" office:value="7764785" table:style-name="ce1">
            <text:p>7764785</text:p>
          </table:table-cell>
          <table:table-cell office:value-type="float" office:value="10644142" table:style-name="ce1">
            <text:p>10644142</text:p>
          </table:table-cell>
          <table:table-cell office:value-type="float" office:value="87150811" table:style-name="ce1">
            <text:p>87150811</text:p>
          </table:table-cell>
          <table:table-cell office:value-type="float" office:value="5396905" table:style-name="ce1">
            <text:p>5396905</text:p>
          </table:table-cell>
          <table:table-cell office:value-type="float" office:value="7484862" table:style-name="ce1">
            <text:p>7484862</text:p>
          </table:table-cell>
          <table:table-cell office:value-type="float" office:value="8264953" table:style-name="ce1">
            <text:p>8264953</text:p>
          </table:table-cell>
          <table:table-cell office:value-type="float" office:value="586156" table:style-name="ce1">
            <text:p>586156</text:p>
          </table:table-cell>
          <table:table-cell office:value-type="float" office:value="5174147" table:style-name="ce1">
            <text:p>5174147</text:p>
          </table:table-cell>
          <table:table-cell office:value-type="float" office:value="5340654" table:style-name="ce1">
            <text:p>5340654</text:p>
          </table:table-cell>
          <table:table-cell office:value-type="float" office:value="1093868" table:style-name="ce1">
            <text:p>1093868</text:p>
          </table:table-cell>
          <table:table-cell office:value-type="float" office:value="977435" table:style-name="ce1">
            <text:p>977435</text:p>
          </table:table-cell>
          <table:table-cell office:value-type="float" office:value="6192392" table:style-name="ce1">
            <text:p>6192392</text:p>
          </table:table-cell>
          <table:table-cell office:value-type="float" office:value="7286777" table:style-name="ce1">
            <text:p>7286777</text:p>
          </table:table-cell>
          <table:table-cell table:number-columns-repeated="16368"/>
        </table:table-row>
        <table:table-row table:style-name="ro1">
          <table:table-cell office:value-type="float" office:value="8801551" table:style-name="ce1">
            <text:p>8801551</text:p>
          </table:table-cell>
          <table:table-cell office:value-type="float" office:value="993126" table:style-name="ce1">
            <text:p>993126</text:p>
          </table:table-cell>
          <table:table-cell office:value-type="float" office:value="586138" table:style-name="ce1">
            <text:p>586138</text:p>
          </table:table-cell>
          <table:table-cell office:value-type="float" office:value="5727704" table:style-name="ce1">
            <text:p>5727704</text:p>
          </table:table-cell>
          <table:table-cell office:value-type="float" office:value="7471414" table:style-name="ce1">
            <text:p>7471414</text:p>
          </table:table-cell>
          <table:table-cell office:value-type="float" office:value="39175398" table:style-name="ce1">
            <text:p>39175398</text:p>
          </table:table-cell>
          <table:table-cell office:value-type="float" office:value="2354607" table:style-name="ce1">
            <text:p>2354607</text:p>
          </table:table-cell>
          <table:table-cell office:value-type="float" office:value="6028908" table:style-name="ce1">
            <text:p>6028908</text:p>
          </table:table-cell>
          <table:table-cell office:value-type="float" office:value="4188713" table:style-name="ce1">
            <text:p>4188713</text:p>
          </table:table-cell>
          <table:table-cell office:value-type="float" office:value="446448" table:style-name="ce1">
            <text:p>446448</text:p>
          </table:table-cell>
          <table:table-cell office:value-type="float" office:value="2900526" table:style-name="ce1">
            <text:p>2900526</text:p>
          </table:table-cell>
          <table:table-cell office:value-type="float" office:value="4015306" table:style-name="ce1">
            <text:p>4015306</text:p>
          </table:table-cell>
          <table:table-cell office:value-type="float" office:value="994244" table:style-name="ce1">
            <text:p>994244</text:p>
          </table:table-cell>
          <table:table-cell office:value-type="float" office:value="751993" table:style-name="ce1">
            <text:p>751993</text:p>
          </table:table-cell>
          <table:table-cell office:value-type="float" office:value="3353579" table:style-name="ce1">
            <text:p>3353579</text:p>
          </table:table-cell>
          <table:table-cell office:value-type="float" office:value="5830635" table:style-name="ce1">
            <text:p>5830635</text:p>
          </table:table-cell>
          <table:table-cell table:number-columns-repeated="16368"/>
        </table:table-row>
        <table:table-row table:style-name="ro1">
          <table:table-cell office:value-type="float" office:value="3492448" table:style-name="ce1">
            <text:p>3492448</text:p>
          </table:table-cell>
          <table:table-cell office:value-type="float" office:value="436406" table:style-name="ce1">
            <text:p>436406</text:p>
          </table:table-cell>
          <table:table-cell office:value-type="float" office:value="225319" table:style-name="ce1">
            <text:p>225319</text:p>
          </table:table-cell>
          <table:table-cell office:value-type="float" office:value="3142141" table:style-name="ce1">
            <text:p>3142141</text:p>
          </table:table-cell>
          <table:table-cell office:value-type="float" office:value="4894143" table:style-name="ce1">
            <text:p>4894143</text:p>
          </table:table-cell>
          <table:table-cell office:value-type="float" office:value="12020150" table:style-name="ce1">
            <text:p>12020150</text:p>
          </table:table-cell>
          <table:table-cell office:value-type="float" office:value="829093" table:style-name="ce1">
            <text:p>829093</text:p>
          </table:table-cell>
          <table:table-cell office:value-type="float" office:value="3699654" table:style-name="ce1">
            <text:p>3699654</text:p>
          </table:table-cell>
          <table:table-cell office:value-type="float" office:value="1668488" table:style-name="ce1">
            <text:p>1668488</text:p>
          </table:table-cell>
          <table:table-cell office:value-type="float" office:value="184086" table:style-name="ce1">
            <text:p>184086</text:p>
          </table:table-cell>
          <table:table-cell office:value-type="float" office:value="1441605" table:style-name="ce1">
            <text:p>1441605</text:p>
          </table:table-cell>
          <table:table-cell office:value-type="float" office:value="2327453" table:style-name="ce1">
            <text:p>2327453</text:p>
          </table:table-cell>
          <table:table-cell office:value-type="float" office:value="431499" table:style-name="ce1">
            <text:p>431499</text:p>
          </table:table-cell>
          <table:table-cell office:value-type="float" office:value="373598" table:style-name="ce1">
            <text:p>373598</text:p>
          </table:table-cell>
          <table:table-cell office:value-type="float" office:value="1330708" table:style-name="ce1">
            <text:p>1330708</text:p>
          </table:table-cell>
          <table:table-cell office:value-type="float" office:value="2814122" table:style-name="ce1">
            <text:p>2814122</text:p>
          </table:table-cell>
          <table:table-cell table:number-columns-repeated="16368"/>
        </table:table-row>
        <table:table-row table:style-name="ro1">
          <table:table-cell office:value-type="float" office:value="645429" table:style-name="ce1">
            <text:p>645429</text:p>
          </table:table-cell>
          <table:table-cell office:value-type="float" office:value="97584" table:style-name="ce1">
            <text:p>97584</text:p>
          </table:table-cell>
          <table:table-cell office:value-type="float" office:value="46328" table:style-name="ce1">
            <text:p>46328</text:p>
          </table:table-cell>
          <table:table-cell office:value-type="float" office:value="865684" table:style-name="ce1">
            <text:p>865684</text:p>
          </table:table-cell>
          <table:table-cell office:value-type="float" office:value="962305" table:style-name="ce1">
            <text:p>962305</text:p>
          </table:table-cell>
          <table:table-cell office:value-type="float" office:value="1216182" table:style-name="ce1">
            <text:p>1216182</text:p>
          </table:table-cell>
          <table:table-cell office:value-type="float" office:value="64746" table:style-name="ce1">
            <text:p>64746</text:p>
          </table:table-cell>
          <table:table-cell office:value-type="float" office:value="812378" table:style-name="ce1">
            <text:p>812378</text:p>
          </table:table-cell>
          <table:table-cell office:value-type="float" office:value="356569" table:style-name="ce1">
            <text:p>356569</text:p>
          </table:table-cell>
          <table:table-cell office:value-type="float" office:value="43572" table:style-name="ce1">
            <text:p>43572</text:p>
          </table:table-cell>
          <table:table-cell office:value-type="float" office:value="296206" table:style-name="ce1">
            <text:p>296206</text:p>
          </table:table-cell>
          <table:table-cell office:value-type="float" office:value="583305" table:style-name="ce1">
            <text:p>583305</text:p>
          </table:table-cell>
          <table:table-cell office:value-type="float" office:value="98312" table:style-name="ce1">
            <text:p>98312</text:p>
          </table:table-cell>
          <table:table-cell office:value-type="float" office:value="83921" table:style-name="ce1">
            <text:p>83921</text:p>
          </table:table-cell>
          <table:table-cell office:value-type="float" office:value="142795" table:style-name="ce1">
            <text:p>142795</text:p>
          </table:table-cell>
          <table:table-cell office:value-type="float" office:value="620660" table:style-name="ce1">
            <text:p>620660</text:p>
          </table:table-cell>
          <table:table-cell table:number-columns-repeated="16368"/>
        </table:table-row>
        <table:table-row table:style-name="ro1">
          <table:table-cell office:value-type="float" office:value="21150" table:style-name="ce1">
            <text:p>21150</text:p>
          </table:table-cell>
          <table:table-cell office:value-type="float" office:value="3731" table:style-name="ce1">
            <text:p>3731</text:p>
          </table:table-cell>
          <table:table-cell office:value-type="float" office:value="1326" table:style-name="ce1">
            <text:p>1326</text:p>
          </table:table-cell>
          <table:table-cell office:value-type="float" office:value="19443" table:style-name="ce1">
            <text:p>19443</text:p>
          </table:table-cell>
          <table:table-cell office:value-type="float" office:value="19295" table:style-name="ce1">
            <text:p>19295</text:p>
          </table:table-cell>
          <table:table-cell office:value-type="float" office:value="47939" table:style-name="ce1">
            <text:p>47939</text:p>
          </table:table-cell>
          <table:table-cell office:value-type="float" office:value="518" table:style-name="ce1">
            <text:p>518</text:p>
          </table:table-cell>
          <table:table-cell office:value-type="float" office:value="16517" table:style-name="ce1">
            <text:p>16517</text:p>
          </table:table-cell>
          <table:table-cell office:value-type="float" office:value="12962" table:style-name="ce1">
            <text:p>12962</text:p>
          </table:table-cell>
          <table:table-cell office:value-type="float" office:value="1080" table:style-name="ce1">
            <text:p>1080</text:p>
          </table:table-cell>
          <table:table-cell office:value-type="float" office:value="5024" table:style-name="ce1">
            <text:p>5024</text:p>
          </table:table-cell>
          <table:table-cell office:value-type="float" office:value="13083" table:style-name="ce1">
            <text:p>13083</text:p>
          </table:table-cell>
          <table:table-cell office:value-type="float" office:value="2270" table:style-name="ce1">
            <text:p>2270</text:p>
          </table:table-cell>
          <table:table-cell office:value-type="float" office:value="1695" table:style-name="ce1">
            <text:p>1695</text:p>
          </table:table-cell>
          <table:table-cell office:value-type="float" office:value="1277" table:style-name="ce1">
            <text:p>1277</text:p>
          </table:table-cell>
          <table:table-cell office:value-type="float" office:value="15834" table:style-name="ce1">
            <text:p>15834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^T*X</text:p>
          </table:table-cell>
          <table:table-cell table:number-columns-repeated="16383" table:style-name="ce1"/>
        </table:table-row>
        <table:table-row table:style-name="ro1">
          <table:table-cell office:value-type="float" office:value="16" table:formula="of:=MMULT(COM.MICROSOFT.ANCHORARRAY([.A39]);[.A21:.L36])" table:number-matrix-columns-spanned="12" table:number-matrix-rows-spanned="12" table:style-name="ce1">
            <text:p>16</text:p>
          </table:table-cell>
          <table:table-cell office:value-type="float" office:value="356287035" table:style-name="ce1">
            <text:p>356287035</text:p>
          </table:table-cell>
          <table:table-cell office:value-type="float" office:value="374465581" table:style-name="ce1">
            <text:p>374465581</text:p>
          </table:table-cell>
          <table:table-cell office:value-type="float" office:value="368533611" table:style-name="ce1">
            <text:p>368533611</text:p>
          </table:table-cell>
          <table:table-cell office:value-type="float" office:value="352486629" table:style-name="ce1">
            <text:p>352486629</text:p>
          </table:table-cell>
          <table:table-cell office:value-type="float" office:value="294913598" table:style-name="ce1">
            <text:p>294913598</text:p>
          </table:table-cell>
          <table:table-cell office:value-type="float" office:value="241480932" table:style-name="ce1">
            <text:p>241480932</text:p>
          </table:table-cell>
          <table:table-cell office:value-type="float" office:value="172701065" table:style-name="ce1">
            <text:p>172701065</text:p>
          </table:table-cell>
          <table:table-cell office:value-type="float" office:value="93620290" table:style-name="ce1">
            <text:p>93620290</text:p>
          </table:table-cell>
          <table:table-cell office:value-type="float" office:value="39310913" table:style-name="ce1">
            <text:p>39310913</text:p>
          </table:table-cell>
          <table:table-cell office:value-type="float" office:value="6935976" table:style-name="ce1">
            <text:p>6935976</text:p>
          </table:table-cell>
          <table:table-cell office:value-type="float" office:value="183144" table:style-name="ce1">
            <text:p>183144</text:p>
          </table:table-cell>
          <table:table-cell table:number-columns-repeated="16372" table:style-name="ce1"/>
        </table:table-row>
        <table:table-row table:style-name="ro1">
          <table:table-cell office:value-type="float" office:value="356287035" table:style-name="ce1">
            <text:p>356287035</text:p>
          </table:table-cell>
          <table:table-cell office:value-type="float" office:value="5.7138703874460608E+16" table:style-name="ce1">
            <text:p>5,71387E+16</text:p>
          </table:table-cell>
          <table:table-cell office:value-type="float" office:value="6.1242554621632976E+16" table:style-name="ce1">
            <text:p>6,12426E+16</text:p>
          </table:table-cell>
          <table:table-cell office:value-type="float" office:value="5.844956628945156E+16" table:style-name="ce1">
            <text:p>5,84496E+16</text:p>
          </table:table-cell>
          <table:table-cell office:value-type="float" office:value="5.2795073050534968E+16" table:style-name="ce1">
            <text:p>5,27951E+16</text:p>
          </table:table-cell>
          <table:table-cell office:value-type="float" office:value="4.1715497363363896E+16" table:style-name="ce1">
            <text:p>4,17155E+16</text:p>
          </table:table-cell>
          <table:table-cell office:value-type="float" office:value="3.167599219027184E+16" table:style-name="ce1">
            <text:p>3,1676E+16</text:p>
          </table:table-cell>
          <table:table-cell office:value-type="float" office:value="2.1592439681003016E+16" table:style-name="ce1">
            <text:p>2,15924E+16</text:p>
          </table:table-cell>
          <table:table-cell office:value-type="float" office:value="9840767224826562" table:style-name="ce1">
            <text:p>9,84077E+15</text:p>
          </table:table-cell>
          <table:table-cell office:value-type="float" office:value="3112350661818412" table:style-name="ce1">
            <text:p>3,11235E+15</text:p>
          </table:table-cell>
          <table:table-cell office:value-type="float" office:value="342390949249779" table:style-name="ce1">
            <text:p>3,42391E+14</text:p>
          </table:table-cell>
          <table:table-cell office:value-type="float" office:value="12783489961726" table:style-name="ce1">
            <text:p>1,27835E+13</text:p>
          </table:table-cell>
          <table:table-cell table:number-columns-repeated="16372" table:style-name="ce1"/>
        </table:table-row>
        <table:table-row table:style-name="ro1">
          <table:table-cell office:value-type="float" office:value="374465581" table:style-name="ce1">
            <text:p>374465581</text:p>
          </table:table-cell>
          <table:table-cell office:value-type="float" office:value="6.1242554621632976E+16" table:style-name="ce1">
            <text:p>6,12426E+16</text:p>
          </table:table-cell>
          <table:table-cell office:value-type="float" office:value="6.5660532654343024E+16" table:style-name="ce1">
            <text:p>6,56605E+16</text:p>
          </table:table-cell>
          <table:table-cell office:value-type="float" office:value="6.265824841966928E+16" table:style-name="ce1">
            <text:p>6,26582E+16</text:p>
          </table:table-cell>
          <table:table-cell office:value-type="float" office:value="5.6571957963631152E+16" table:style-name="ce1">
            <text:p>5,6572E+16</text:p>
          </table:table-cell>
          <table:table-cell office:value-type="float" office:value="4.47012792353414E+16" table:style-name="ce1">
            <text:p>4,47013E+16</text:p>
          </table:table-cell>
          <table:table-cell office:value-type="float" office:value="3.3939569074172204E+16" table:style-name="ce1">
            <text:p>3,39396E+16</text:p>
          </table:table-cell>
          <table:table-cell office:value-type="float" office:value="2.3134448282914876E+16" table:style-name="ce1">
            <text:p>2,31344E+16</text:p>
          </table:table-cell>
          <table:table-cell office:value-type="float" office:value="1.0539446636364104E+16" table:style-name="ce1">
            <text:p>1,05394E+16</text:p>
          </table:table-cell>
          <table:table-cell office:value-type="float" office:value="3330279651549645" table:style-name="ce1">
            <text:p>3,33028E+15</text:p>
          </table:table-cell>
          <table:table-cell office:value-type="float" office:value="365708423607505" table:style-name="ce1">
            <text:p>3,65708E+14</text:p>
          </table:table-cell>
          <table:table-cell office:value-type="float" office:value="13679960941312" table:style-name="ce1">
            <text:p>1,368E+13</text:p>
          </table:table-cell>
          <table:table-cell table:number-columns-repeated="16372" table:style-name="ce1"/>
        </table:table-row>
        <table:table-row table:style-name="ro1">
          <table:table-cell office:value-type="float" office:value="368533611" table:style-name="ce1">
            <text:p>368533611</text:p>
          </table:table-cell>
          <table:table-cell office:value-type="float" office:value="5.844956628945156E+16" table:style-name="ce1">
            <text:p>5,84496E+16</text:p>
          </table:table-cell>
          <table:table-cell office:value-type="float" office:value="6.265824841966928E+16" table:style-name="ce1">
            <text:p>6,26582E+16</text:p>
          </table:table-cell>
          <table:table-cell office:value-type="float" office:value="5.9821019105886816E+16" table:style-name="ce1">
            <text:p>5,9821E+16</text:p>
          </table:table-cell>
          <table:table-cell office:value-type="float" office:value="5.4042653285801368E+16" table:style-name="ce1">
            <text:p>5,40427E+16</text:p>
          </table:table-cell>
          <table:table-cell office:value-type="float" office:value="4.2719925749404104E+16" table:style-name="ce1">
            <text:p>4,27199E+16</text:p>
          </table:table-cell>
          <table:table-cell office:value-type="float" office:value="3.2460136444168952E+16" table:style-name="ce1">
            <text:p>3,24601E+16</text:p>
          </table:table-cell>
          <table:table-cell office:value-type="float" office:value="2.2133160203184128E+16" table:style-name="ce1">
            <text:p>2,21332E+16</text:p>
          </table:table-cell>
          <table:table-cell office:value-type="float" office:value="1.0098901798142528E+16" table:style-name="ce1">
            <text:p>1,00989E+16</text:p>
          </table:table-cell>
          <table:table-cell office:value-type="float" office:value="3202209420380456" table:style-name="ce1">
            <text:p>3,20221E+15</text:p>
          </table:table-cell>
          <table:table-cell office:value-type="float" office:value="354461343759142" table:style-name="ce1">
            <text:p>3,54461E+14</text:p>
          </table:table-cell>
          <table:table-cell office:value-type="float" office:value="13187839520226" table:style-name="ce1">
            <text:p>1,31878E+13</text:p>
          </table:table-cell>
          <table:table-cell table:number-columns-repeated="16372" table:style-name="ce1"/>
        </table:table-row>
        <table:table-row table:style-name="ro1">
          <table:table-cell office:value-type="float" office:value="352486629" table:style-name="ce1">
            <text:p>352486629</text:p>
          </table:table-cell>
          <table:table-cell office:value-type="float" office:value="5.2795073050534968E+16" table:style-name="ce1">
            <text:p>5,27951E+16</text:p>
          </table:table-cell>
          <table:table-cell office:value-type="float" office:value="5.6571957963631152E+16" table:style-name="ce1">
            <text:p>5,6572E+16</text:p>
          </table:table-cell>
          <table:table-cell office:value-type="float" office:value="5.4042653285801368E+16" table:style-name="ce1">
            <text:p>5,40427E+16</text:p>
          </table:table-cell>
          <table:table-cell office:value-type="float" office:value="4.8889057649514984E+16" table:style-name="ce1">
            <text:p>4,88891E+16</text:p>
          </table:table-cell>
          <table:table-cell office:value-type="float" office:value="3.866739069321944E+16" table:style-name="ce1">
            <text:p>3,86674E+16</text:p>
          </table:table-cell>
          <table:table-cell office:value-type="float" office:value="2.941380890020256E+16" table:style-name="ce1">
            <text:p>2,94138E+16</text:p>
          </table:table-cell>
          <table:table-cell office:value-type="float" office:value="2.007033318359466E+16" table:style-name="ce1">
            <text:p>2,00703E+16</text:p>
          </table:table-cell>
          <table:table-cell office:value-type="float" office:value="9182922222566276" table:style-name="ce1">
            <text:p>9,18292E+15</text:p>
          </table:table-cell>
          <table:table-cell office:value-type="float" office:value="2930189369586218" table:style-name="ce1">
            <text:p>2,93019E+15</text:p>
          </table:table-cell>
          <table:table-cell office:value-type="float" office:value="328801166920286" table:style-name="ce1">
            <text:p>3,28801E+14</text:p>
          </table:table-cell>
          <table:table-cell office:value-type="float" office:value="12089710031530" table:style-name="ce1">
            <text:p>1,20897E+13</text:p>
          </table:table-cell>
          <table:table-cell table:number-columns-repeated="16372" table:style-name="ce1"/>
        </table:table-row>
        <table:table-row table:style-name="ro1">
          <table:table-cell office:value-type="float" office:value="294913598" table:style-name="ce1">
            <text:p>294913598</text:p>
          </table:table-cell>
          <table:table-cell office:value-type="float" office:value="4.1715497363363896E+16" table:style-name="ce1">
            <text:p>4,17155E+16</text:p>
          </table:table-cell>
          <table:table-cell office:value-type="float" office:value="4.47012792353414E+16" table:style-name="ce1">
            <text:p>4,47013E+16</text:p>
          </table:table-cell>
          <table:table-cell office:value-type="float" office:value="4.2719925749404104E+16" table:style-name="ce1">
            <text:p>4,27199E+16</text:p>
          </table:table-cell>
          <table:table-cell office:value-type="float" office:value="3.866739069321944E+16" table:style-name="ce1">
            <text:p>3,86674E+16</text:p>
          </table:table-cell>
          <table:table-cell office:value-type="float" office:value="3.0627301399599996E+16" table:style-name="ce1">
            <text:p>3,06273E+16</text:p>
          </table:table-cell>
          <table:table-cell office:value-type="float" office:value="2.3335068812519424E+16" table:style-name="ce1">
            <text:p>2,33351E+16</text:p>
          </table:table-cell>
          <table:table-cell office:value-type="float" office:value="1.5937383075184068E+16" table:style-name="ce1">
            <text:p>1,59374E+16</text:p>
          </table:table-cell>
          <table:table-cell office:value-type="float" office:value="7323124072672730" table:style-name="ce1">
            <text:p>7,32312E+15</text:p>
          </table:table-cell>
          <table:table-cell office:value-type="float" office:value="2357487911409280" table:style-name="ce1">
            <text:p>2,35749E+15</text:p>
          </table:table-cell>
          <table:table-cell office:value-type="float" office:value="270186859644597" table:style-name="ce1">
            <text:p>2,70187E+14</text:p>
          </table:table-cell>
          <table:table-cell office:value-type="float" office:value="9784283165458" table:style-name="ce1">
            <text:p>9,78428E+12</text:p>
          </table:table-cell>
          <table:table-cell table:number-columns-repeated="16372" table:style-name="ce1"/>
        </table:table-row>
        <table:table-row table:style-name="ro1">
          <table:table-cell office:value-type="float" office:value="241480932" table:style-name="ce1">
            <text:p>241480932</text:p>
          </table:table-cell>
          <table:table-cell office:value-type="float" office:value="3.167599219027184E+16" table:style-name="ce1">
            <text:p>3,1676E+16</text:p>
          </table:table-cell>
          <table:table-cell office:value-type="float" office:value="3.3939569074172204E+16" table:style-name="ce1">
            <text:p>3,39396E+16</text:p>
          </table:table-cell>
          <table:table-cell office:value-type="float" office:value="3.2460136444168952E+16" table:style-name="ce1">
            <text:p>3,24601E+16</text:p>
          </table:table-cell>
          <table:table-cell office:value-type="float" office:value="2.941380890020256E+16" table:style-name="ce1">
            <text:p>2,94138E+16</text:p>
          </table:table-cell>
          <table:table-cell office:value-type="float" office:value="2.3335068812519424E+16" table:style-name="ce1">
            <text:p>2,33351E+16</text:p>
          </table:table-cell>
          <table:table-cell office:value-type="float" office:value="1.7837982086337732E+16" table:style-name="ce1">
            <text:p>1,7838E+16</text:p>
          </table:table-cell>
          <table:table-cell office:value-type="float" office:value="1.2203037198708716E+16" table:style-name="ce1">
            <text:p>1,2203E+16</text:p>
          </table:table-cell>
          <table:table-cell office:value-type="float" office:value="5645765718455798" table:style-name="ce1">
            <text:p>5,64577E+15</text:p>
          </table:table-cell>
          <table:table-cell office:value-type="float" office:value="1845205681201992" table:style-name="ce1">
            <text:p>1,84521E+15</text:p>
          </table:table-cell>
          <table:table-cell office:value-type="float" office:value="217871705709110" table:style-name="ce1">
            <text:p>2,17872E+14</text:p>
          </table:table-cell>
          <table:table-cell office:value-type="float" office:value="7702419499788" table:style-name="ce1">
            <text:p>7,70242E+12</text:p>
          </table:table-cell>
          <table:table-cell table:number-columns-repeated="16372" table:style-name="ce1"/>
        </table:table-row>
        <table:table-row table:style-name="ro1">
          <table:table-cell office:value-type="float" office:value="172701065" table:style-name="ce1">
            <text:p>172701065</text:p>
          </table:table-cell>
          <table:table-cell office:value-type="float" office:value="2.1592439681003016E+16" table:style-name="ce1">
            <text:p>2,15924E+16</text:p>
          </table:table-cell>
          <table:table-cell office:value-type="float" office:value="2.3134448282914876E+16" table:style-name="ce1">
            <text:p>2,31344E+16</text:p>
          </table:table-cell>
          <table:table-cell office:value-type="float" office:value="2.2133160203184128E+16" table:style-name="ce1">
            <text:p>2,21332E+16</text:p>
          </table:table-cell>
          <table:table-cell office:value-type="float" office:value="2.007033318359466E+16" table:style-name="ce1">
            <text:p>2,00703E+16</text:p>
          </table:table-cell>
          <table:table-cell office:value-type="float" office:value="1.5937383075184068E+16" table:style-name="ce1">
            <text:p>1,59374E+16</text:p>
          </table:table-cell>
          <table:table-cell office:value-type="float" office:value="1.2203037198708716E+16" table:style-name="ce1">
            <text:p>1,2203E+16</text:p>
          </table:table-cell>
          <table:table-cell office:value-type="float" office:value="8360688271129831" table:style-name="ce1">
            <text:p>8,36069E+15</text:p>
          </table:table-cell>
          <table:table-cell office:value-type="float" office:value="3883292851050308" table:style-name="ce1">
            <text:p>3,88329E+15</text:p>
          </table:table-cell>
          <table:table-cell office:value-type="float" office:value="1279534986228185" table:style-name="ce1">
            <text:p>1,27953E+15</text:p>
          </table:table-cell>
          <table:table-cell office:value-type="float" office:value="153713702401632" table:style-name="ce1">
            <text:p>1,53714E+14</text:p>
          </table:table-cell>
          <table:table-cell office:value-type="float" office:value="5356673321627" table:style-name="ce1">
            <text:p>5,35667E+12</text:p>
          </table:table-cell>
          <table:table-cell table:number-columns-repeated="16372" table:style-name="ce1"/>
        </table:table-row>
        <table:table-row table:style-name="ro1">
          <table:table-cell office:value-type="float" office:value="93620290" table:style-name="ce1">
            <text:p>93620290</text:p>
          </table:table-cell>
          <table:table-cell office:value-type="float" office:value="9840767224826562" table:style-name="ce1">
            <text:p>9,84077E+15</text:p>
          </table:table-cell>
          <table:table-cell office:value-type="float" office:value="1.0539446636364104E+16" table:style-name="ce1">
            <text:p>1,05394E+16</text:p>
          </table:table-cell>
          <table:table-cell office:value-type="float" office:value="1.0098901798142528E+16" table:style-name="ce1">
            <text:p>1,00989E+16</text:p>
          </table:table-cell>
          <table:table-cell office:value-type="float" office:value="9182922222566276" table:style-name="ce1">
            <text:p>9,18292E+15</text:p>
          </table:table-cell>
          <table:table-cell office:value-type="float" office:value="7323124072672730" table:style-name="ce1">
            <text:p>7,32312E+15</text:p>
          </table:table-cell>
          <table:table-cell office:value-type="float" office:value="5645765718455798" table:style-name="ce1">
            <text:p>5,64577E+15</text:p>
          </table:table-cell>
          <table:table-cell office:value-type="float" office:value="3883292851050308" table:style-name="ce1">
            <text:p>3,88329E+15</text:p>
          </table:table-cell>
          <table:table-cell office:value-type="float" office:value="1833106668518286" table:style-name="ce1">
            <text:p>1,83311E+15</text:p>
          </table:table-cell>
          <table:table-cell office:value-type="float" office:value="623197639497767" table:style-name="ce1">
            <text:p>6,23198E+14</text:p>
          </table:table-cell>
          <table:table-cell office:value-type="float" office:value="79620511788240" table:style-name="ce1">
            <text:p>7,96205E+13</text:p>
          </table:table-cell>
          <table:table-cell office:value-type="float" office:value="2647005732086" table:style-name="ce1">
            <text:p>2,64701E+12</text:p>
          </table:table-cell>
          <table:table-cell table:number-columns-repeated="16372" table:style-name="ce1"/>
        </table:table-row>
        <table:table-row table:style-name="ro1">
          <table:table-cell office:value-type="float" office:value="39310913" table:style-name="ce1">
            <text:p>39310913</text:p>
          </table:table-cell>
          <table:table-cell office:value-type="float" office:value="3112350661818412" table:style-name="ce1">
            <text:p>3,11235E+15</text:p>
          </table:table-cell>
          <table:table-cell office:value-type="float" office:value="3330279651549645" table:style-name="ce1">
            <text:p>3,33028E+15</text:p>
          </table:table-cell>
          <table:table-cell office:value-type="float" office:value="3202209420380456" table:style-name="ce1">
            <text:p>3,20221E+15</text:p>
          </table:table-cell>
          <table:table-cell office:value-type="float" office:value="2930189369586218" table:style-name="ce1">
            <text:p>2,93019E+15</text:p>
          </table:table-cell>
          <table:table-cell office:value-type="float" office:value="2357487911409280" table:style-name="ce1">
            <text:p>2,35749E+15</text:p>
          </table:table-cell>
          <table:table-cell office:value-type="float" office:value="1845205681201992" table:style-name="ce1">
            <text:p>1,84521E+15</text:p>
          </table:table-cell>
          <table:table-cell office:value-type="float" office:value="1279534986228185" table:style-name="ce1">
            <text:p>1,27953E+15</text:p>
          </table:table-cell>
          <table:table-cell office:value-type="float" office:value="623197639497767" table:style-name="ce1">
            <text:p>6,23198E+14</text:p>
          </table:table-cell>
          <table:table-cell office:value-type="float" office:value="225451774164023" table:style-name="ce1">
            <text:p>2,25452E+14</text:p>
          </table:table-cell>
          <table:table-cell office:value-type="float" office:value="31812784323362" table:style-name="ce1">
            <text:p>3,18128E+13</text:p>
          </table:table-cell>
          <table:table-cell office:value-type="float" office:value="976477360429" table:style-name="ce1">
            <text:p>9,76477E+11</text:p>
          </table:table-cell>
          <table:table-cell table:number-columns-repeated="16372" table:style-name="ce1"/>
        </table:table-row>
        <table:table-row table:style-name="ro1">
          <table:table-cell office:value-type="float" office:value="6935976" table:style-name="ce1">
            <text:p>6935976</text:p>
          </table:table-cell>
          <table:table-cell office:value-type="float" office:value="342390949249779" table:style-name="ce1">
            <text:p>3,42391E+14</text:p>
          </table:table-cell>
          <table:table-cell office:value-type="float" office:value="365708423607505" table:style-name="ce1">
            <text:p>3,65708E+14</text:p>
          </table:table-cell>
          <table:table-cell office:value-type="float" office:value="354461343759142" table:style-name="ce1">
            <text:p>3,54461E+14</text:p>
          </table:table-cell>
          <table:table-cell office:value-type="float" office:value="328801166920286" table:style-name="ce1">
            <text:p>3,28801E+14</text:p>
          </table:table-cell>
          <table:table-cell office:value-type="float" office:value="270186859644597" table:style-name="ce1">
            <text:p>2,70187E+14</text:p>
          </table:table-cell>
          <table:table-cell office:value-type="float" office:value="217871705709110" table:style-name="ce1">
            <text:p>2,17872E+14</text:p>
          </table:table-cell>
          <table:table-cell office:value-type="float" office:value="153713702401632" table:style-name="ce1">
            <text:p>1,53714E+14</text:p>
          </table:table-cell>
          <table:table-cell office:value-type="float" office:value="79620511788240" table:style-name="ce1">
            <text:p>7,96205E+13</text:p>
          </table:table-cell>
          <table:table-cell office:value-type="float" office:value="31812784323362" table:style-name="ce1">
            <text:p>3,18128E+13</text:p>
          </table:table-cell>
          <table:table-cell office:value-type="float" office:value="5226275851702" table:style-name="ce1">
            <text:p>5,22628E+12</text:p>
          </table:table-cell>
          <table:table-cell office:value-type="float" office:value="145393361308" table:style-name="ce1">
            <text:p>1,45393E+11</text:p>
          </table:table-cell>
          <table:table-cell table:number-columns-repeated="16372" table:style-name="ce1"/>
        </table:table-row>
        <table:table-row table:style-name="ro1">
          <table:table-cell office:value-type="float" office:value="183144" table:style-name="ce1">
            <text:p>183144</text:p>
          </table:table-cell>
          <table:table-cell office:value-type="float" office:value="12783489961726" table:style-name="ce1">
            <text:p>1,27835E+13</text:p>
          </table:table-cell>
          <table:table-cell office:value-type="float" office:value="13679960941312" table:style-name="ce1">
            <text:p>1,368E+13</text:p>
          </table:table-cell>
          <table:table-cell office:value-type="float" office:value="13187839520226" table:style-name="ce1">
            <text:p>1,31878E+13</text:p>
          </table:table-cell>
          <table:table-cell office:value-type="float" office:value="12089710031530" table:style-name="ce1">
            <text:p>1,20897E+13</text:p>
          </table:table-cell>
          <table:table-cell office:value-type="float" office:value="9784283165458" table:style-name="ce1">
            <text:p>9,78428E+12</text:p>
          </table:table-cell>
          <table:table-cell office:value-type="float" office:value="7702419499788" table:style-name="ce1">
            <text:p>7,70242E+12</text:p>
          </table:table-cell>
          <table:table-cell office:value-type="float" office:value="5356673321627" table:style-name="ce1">
            <text:p>5,35667E+12</text:p>
          </table:table-cell>
          <table:table-cell office:value-type="float" office:value="2647005732086" table:style-name="ce1">
            <text:p>2,64701E+12</text:p>
          </table:table-cell>
          <table:table-cell office:value-type="float" office:value="976477360429" table:style-name="ce1">
            <text:p>9,76477E+11</text:p>
          </table:table-cell>
          <table:table-cell office:value-type="float" office:value="145393361308" table:style-name="ce1">
            <text:p>1,45393E+11</text:p>
          </table:table-cell>
          <table:table-cell office:value-type="float" office:value="4410513264" table:style-name="ce1">
            <text:p>4410513264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(X^T*X)^-1</text:p>
          </table:table-cell>
          <table:table-cell table:number-columns-repeated="16383" table:style-name="ce1"/>
        </table:table-row>
        <table:table-row table:style-name="ro1">
          <table:table-cell office:value-type="float" office:value="0.29279438643558614" table:formula="of:=MINVERSE(COM.MICROSOFT.ANCHORARRAY([.A53]))" table:number-matrix-columns-spanned="12" table:number-matrix-rows-spanned="12" table:style-name="ce1">
            <text:p>0,292794386</text:p>
          </table:table-cell>
          <table:table-cell office:value-type="float" office:value="-1.6473940442990147E-7" table:style-name="ce1">
            <text:p>-1,64739E-07</text:p>
          </table:table-cell>
          <table:table-cell office:value-type="float" office:value="1.7652381977353394E-7" table:style-name="ce1">
            <text:p>1,76524E-07</text:p>
          </table:table-cell>
          <table:table-cell office:value-type="float" office:value="-4.1897152835176157E-8" table:style-name="ce1">
            <text:p>-4,18972E-08</text:p>
          </table:table-cell>
          <table:table-cell office:value-type="float" office:value="1.2601958071103725E-7" table:style-name="ce1">
            <text:p>1,2602E-07</text:p>
          </table:table-cell>
          <table:table-cell office:value-type="float" office:value="-6.814466967507693E-8" table:style-name="ce1">
            <text:p>-6,81447E-08</text:p>
          </table:table-cell>
          <table:table-cell office:value-type="float" office:value="-1.9403734038469276E-8" table:style-name="ce1">
            <text:p>-1,94037E-08</text:p>
          </table:table-cell>
          <table:table-cell office:value-type="float" office:value="-9.4161185274890079E-8" table:style-name="ce1">
            <text:p>-9,41612E-08</text:p>
          </table:table-cell>
          <table:table-cell office:value-type="float" office:value="-1.4528489313945273E-7" table:style-name="ce1">
            <text:p>-1,45285E-07</text:p>
          </table:table-cell>
          <table:table-cell office:value-type="float" office:value="3.526601836218906E-7" table:style-name="ce1">
            <text:p>3,5266E-07</text:p>
          </table:table-cell>
          <table:table-cell office:value-type="float" office:value="-4.6975628319186425E-7" table:style-name="ce1">
            <text:p>-4,69756E-07</text:p>
          </table:table-cell>
          <table:table-cell office:value-type="float" office:value="2.1669274907630313E-5" table:style-name="ce1">
            <text:p>2,16693E-05</text:p>
          </table:table-cell>
          <table:table-cell table:number-columns-repeated="16372"/>
        </table:table-row>
        <table:table-row table:style-name="ro1">
          <table:table-cell office:value-type="float" office:value="-1.6473940443061621E-7" table:style-name="ce1">
            <text:p>-1,64739E-07</text:p>
          </table:table-cell>
          <table:table-cell office:value-type="float" office:value="3.7310231459170411E-13" table:style-name="ce1">
            <text:p>3,73102E-13</text:p>
          </table:table-cell>
          <table:table-cell office:value-type="float" office:value="-1.2624397914028317E-13" table:style-name="ce1">
            <text:p>-1,26244E-13</text:p>
          </table:table-cell>
          <table:table-cell office:value-type="float" office:value="-2.7208388346474777E-13" table:style-name="ce1">
            <text:p>-2,72084E-13</text:p>
          </table:table-cell>
          <table:table-cell office:value-type="float" office:value="-2.9451172410150602E-13" table:style-name="ce1">
            <text:p>-2,94512E-13</text:p>
          </table:table-cell>
          <table:table-cell office:value-type="float" office:value="-8.210289669887239E-15" table:style-name="ce1">
            <text:p>-8,21029E-15</text:p>
          </table:table-cell>
          <table:table-cell office:value-type="float" office:value="3.6990523655750702E-13" table:style-name="ce1">
            <text:p>3,69905E-13</text:p>
          </table:table-cell>
          <table:table-cell office:value-type="float" office:value="4.4853297026993903E-13" table:style-name="ce1">
            <text:p>4,48533E-13</text:p>
          </table:table-cell>
          <table:table-cell office:value-type="float" office:value="-1.1366497683018522E-14" table:style-name="ce1">
            <text:p>-1,13665E-14</text:p>
          </table:table-cell>
          <table:table-cell office:value-type="float" office:value="-8.9344070800226882E-13" table:style-name="ce1">
            <text:p>-8,93441E-13</text:p>
          </table:table-cell>
          <table:table-cell office:value-type="float" office:value="-1.7949284882942881E-12" table:style-name="ce1">
            <text:p>-1,79493E-12</text:p>
          </table:table-cell>
          <table:table-cell office:value-type="float" office:value="2.9111888758337241E-11" table:style-name="ce1">
            <text:p>2,91119E-11</text:p>
          </table:table-cell>
          <table:table-cell table:number-columns-repeated="16372"/>
        </table:table-row>
        <table:table-row table:style-name="ro1">
          <table:table-cell office:value-type="float" office:value="1.7652381977091653E-7" table:style-name="ce1">
            <text:p>1,76524E-07</text:p>
          </table:table-cell>
          <table:table-cell office:value-type="float" office:value="-1.2624397913131734E-13" table:style-name="ce1">
            <text:p>-1,26244E-13</text:p>
          </table:table-cell>
          <table:table-cell office:value-type="float" office:value="1.7286472220300275E-12" table:style-name="ce1">
            <text:p>1,72865E-12</text:p>
          </table:table-cell>
          <table:table-cell office:value-type="float" office:value="-2.6325227266267025E-12" table:style-name="ce1">
            <text:p>-2,63252E-12</text:p>
          </table:table-cell>
          <table:table-cell office:value-type="float" office:value="2.8199476791281665E-13" table:style-name="ce1">
            <text:p>2,81995E-13</text:p>
          </table:table-cell>
          <table:table-cell office:value-type="float" office:value="-2.1475182285215487E-13" table:style-name="ce1">
            <text:p>-2,14752E-13</text:p>
          </table:table-cell>
          <table:table-cell office:value-type="float" office:value="9.6079184647550483E-13" table:style-name="ce1">
            <text:p>9,60792E-13</text:p>
          </table:table-cell>
          <table:table-cell office:value-type="float" office:value="1.0565616973760347E-12" table:style-name="ce1">
            <text:p>1,05656E-12</text:p>
          </table:table-cell>
          <table:table-cell office:value-type="float" office:value="-5.0885877475874802E-13" table:style-name="ce1">
            <text:p>-5,08859E-13</text:p>
          </table:table-cell>
          <table:table-cell office:value-type="float" office:value="4.3773726532180493E-13" table:style-name="ce1">
            <text:p>4,37737E-13</text:p>
          </table:table-cell>
          <table:table-cell office:value-type="float" office:value="-2.4467293096926677E-11" table:style-name="ce1">
            <text:p>-2,44673E-11</text:p>
          </table:table-cell>
          <table:table-cell office:value-type="float" office:value="6.2571938445840002E-10" table:style-name="ce1">
            <text:p>6,25719E-10</text:p>
          </table:table-cell>
          <table:table-cell table:number-columns-repeated="16372"/>
        </table:table-row>
        <table:table-row table:style-name="ro1">
          <table:table-cell office:value-type="float" office:value="-4.1897152829949653E-8" table:style-name="ce1">
            <text:p>-4,18972E-08</text:p>
          </table:table-cell>
          <table:table-cell office:value-type="float" office:value="-2.7208388347931901E-13" table:style-name="ce1">
            <text:p>-2,72084E-13</text:p>
          </table:table-cell>
          <table:table-cell office:value-type="float" office:value="-2.6325227266154726E-12" table:style-name="ce1">
            <text:p>-2,63252E-12</text:p>
          </table:table-cell>
          <table:table-cell office:value-type="float" office:value="4.6293954633722263E-12" table:style-name="ce1">
            <text:p>4,6294E-12</text:p>
          </table:table-cell>
          <table:table-cell office:value-type="float" office:value="-9.0243243460733131E-14" table:style-name="ce1">
            <text:p>-9,02432E-14</text:p>
          </table:table-cell>
          <table:table-cell office:value-type="float" office:value="3.4838927428383676E-13" table:style-name="ce1">
            <text:p>3,48389E-13</text:p>
          </table:table-cell>
          <table:table-cell office:value-type="float" office:value="-2.0386201934770453E-12" table:style-name="ce1">
            <text:p>-2,03862E-12</text:p>
          </table:table-cell>
          <table:table-cell office:value-type="float" office:value="-2.291298507265331E-12" table:style-name="ce1">
            <text:p>-2,2913E-12</text:p>
          </table:table-cell>
          <table:table-cell office:value-type="float" office:value="8.0939456322954236E-13" table:style-name="ce1">
            <text:p>8,09395E-13</text:p>
          </table:table-cell>
          <table:table-cell office:value-type="float" office:value="5.0086246186508148E-13" table:style-name="ce1">
            <text:p>5,00862E-13</text:p>
          </table:table-cell>
          <table:table-cell office:value-type="float" office:value="4.1969813504199244E-11" table:style-name="ce1">
            <text:p>4,19698E-11</text:p>
          </table:table-cell>
          <table:table-cell office:value-type="float" office:value="-1.0494075401050007E-9" table:style-name="ce1">
            <text:p>-1,04941E-09</text:p>
          </table:table-cell>
          <table:table-cell table:number-columns-repeated="16372"/>
        </table:table-row>
        <table:table-row table:style-name="ro1">
          <table:table-cell office:value-type="float" office:value="1.2601958071146977E-7" table:style-name="ce1">
            <text:p>1,2602E-07</text:p>
          </table:table-cell>
          <table:table-cell office:value-type="float" office:value="-2.9451172410044963E-13" table:style-name="ce1">
            <text:p>-2,94512E-13</text:p>
          </table:table-cell>
          <table:table-cell office:value-type="float" office:value="2.8199476792199728E-13" table:style-name="ce1">
            <text:p>2,81995E-13</text:p>
          </table:table-cell>
          <table:table-cell office:value-type="float" office:value="-9.0243243476977671E-14" table:style-name="ce1">
            <text:p>-9,02432E-14</text:p>
          </table:table-cell>
          <table:table-cell office:value-type="float" office:value="3.5289360531492128E-13" table:style-name="ce1">
            <text:p>3,52894E-13</text:p>
          </table:table-cell>
          <table:table-cell office:value-type="float" office:value="-3.2320861610306566E-14" table:style-name="ce1">
            <text:p>-3,23209E-14</text:p>
          </table:table-cell>
          <table:table-cell office:value-type="float" office:value="-3.0940839995026458E-13" table:style-name="ce1">
            <text:p>-3,09408E-13</text:p>
          </table:table-cell>
          <table:table-cell office:value-type="float" office:value="-2.765738763536455E-13" table:style-name="ce1">
            <text:p>-2,76574E-13</text:p>
          </table:table-cell>
          <table:table-cell office:value-type="float" office:value="-4.3644018677361847E-14" table:style-name="ce1">
            <text:p>-4,3644E-14</text:p>
          </table:table-cell>
          <table:table-cell office:value-type="float" office:value="1.1080472022181481E-12" table:style-name="ce1">
            <text:p>1,10805E-12</text:p>
          </table:table-cell>
          <table:table-cell office:value-type="float" office:value="-2.451985038136874E-12" table:style-name="ce1">
            <text:p>-2,45199E-12</text:p>
          </table:table-cell>
          <table:table-cell office:value-type="float" office:value="8.5897836543895487E-11" table:style-name="ce1">
            <text:p>8,58978E-11</text:p>
          </table:table-cell>
          <table:table-cell table:number-columns-repeated="16372"/>
        </table:table-row>
        <table:table-row table:style-name="ro1">
          <table:table-cell office:value-type="float" office:value="-6.8144669673846271E-8" table:style-name="ce1">
            <text:p>-6,81447E-08</text:p>
          </table:table-cell>
          <table:table-cell office:value-type="float" office:value="-8.210289672453484E-15" table:style-name="ce1">
            <text:p>-8,21029E-15</text:p>
          </table:table-cell>
          <table:table-cell office:value-type="float" office:value="-2.1475182284639702E-13" table:style-name="ce1">
            <text:p>-2,14752E-13</text:p>
          </table:table-cell>
          <table:table-cell office:value-type="float" office:value="3.4838927427769253E-13" table:style-name="ce1">
            <text:p>3,48389E-13</text:p>
          </table:table-cell>
          <table:table-cell office:value-type="float" office:value="-3.232086160723406E-14" table:style-name="ce1">
            <text:p>-3,23209E-14</text:p>
          </table:table-cell>
          <table:table-cell office:value-type="float" office:value="3.3529680350441561E-13" table:style-name="ce1">
            <text:p>3,35297E-13</text:p>
          </table:table-cell>
          <table:table-cell office:value-type="float" office:value="-6.4950758856441671E-13" table:style-name="ce1">
            <text:p>-6,49508E-13</text:p>
          </table:table-cell>
          <table:table-cell office:value-type="float" office:value="-9.4653998910660113E-14" table:style-name="ce1">
            <text:p>-9,4654E-14</text:p>
          </table:table-cell>
          <table:table-cell office:value-type="float" office:value="-6.081321794434697E-14" table:style-name="ce1">
            <text:p>-6,08132E-14</text:p>
          </table:table-cell>
          <table:table-cell office:value-type="float" office:value="1.4767814122736497E-12" table:style-name="ce1">
            <text:p>1,47678E-12</text:p>
          </table:table-cell>
          <table:table-cell office:value-type="float" office:value="-2.5582623962798176E-12" table:style-name="ce1">
            <text:p>-2,55826E-12</text:p>
          </table:table-cell>
          <table:table-cell office:value-type="float" office:value="3.8892589730022494E-11" table:style-name="ce1">
            <text:p>3,88926E-11</text:p>
          </table:table-cell>
          <table:table-cell table:number-columns-repeated="16372"/>
        </table:table-row>
        <table:table-row table:style-name="ro1">
          <table:table-cell office:value-type="float" office:value="-1.9403734043003324E-8" table:style-name="ce1">
            <text:p>-1,94037E-08</text:p>
          </table:table-cell>
          <table:table-cell office:value-type="float" office:value="3.6990523656610578E-13" table:style-name="ce1">
            <text:p>3,69905E-13</text:p>
          </table:table-cell>
          <table:table-cell office:value-type="float" office:value="9.607918464504911E-13" table:style-name="ce1">
            <text:p>9,60792E-13</text:p>
          </table:table-cell>
          <table:table-cell office:value-type="float" office:value="-2.0386201934471674E-12" table:style-name="ce1">
            <text:p>-2,03862E-12</text:p>
          </table:table-cell>
          <table:table-cell office:value-type="float" office:value="-3.0940839996152376E-13" table:style-name="ce1">
            <text:p>-3,09408E-13</text:p>
          </table:table-cell>
          <table:table-cell office:value-type="float" office:value="-6.4950758856299691E-13" table:style-name="ce1">
            <text:p>-6,49508E-13</text:p>
          </table:table-cell>
          <table:table-cell office:value-type="float" office:value="2.3953059898854168E-12" table:style-name="ce1">
            <text:p>2,39531E-12</text:p>
          </table:table-cell>
          <table:table-cell office:value-type="float" office:value="9.7526508628860423E-13" table:style-name="ce1">
            <text:p>9,75265E-13</text:p>
          </table:table-cell>
          <table:table-cell office:value-type="float" office:value="-2.814128448097849E-14" table:style-name="ce1">
            <text:p>-2,81413E-14</text:p>
          </table:table-cell>
          <table:table-cell office:value-type="float" office:value="-4.5530320581299531E-12" table:style-name="ce1">
            <text:p>-4,55303E-12</text:p>
          </table:table-cell>
          <table:table-cell office:value-type="float" office:value="-3.1855343376830316E-12" table:style-name="ce1">
            <text:p>-3,18553E-12</text:p>
          </table:table-cell>
          <table:table-cell office:value-type="float" office:value="9.5600937032526308E-11" table:style-name="ce1">
            <text:p>9,56009E-11</text:p>
          </table:table-cell>
          <table:table-cell table:number-columns-repeated="16372"/>
        </table:table-row>
        <table:table-row table:style-name="ro1">
          <table:table-cell office:value-type="float" office:value="-9.4161185277431363E-8" table:style-name="ce1">
            <text:p>-9,41612E-08</text:p>
          </table:table-cell>
          <table:table-cell office:value-type="float" office:value="4.4853297027554148E-13" table:style-name="ce1">
            <text:p>4,48533E-13</text:p>
          </table:table-cell>
          <table:table-cell office:value-type="float" office:value="1.0565616973631789E-12" table:style-name="ce1">
            <text:p>1,05656E-12</text:p>
          </table:table-cell>
          <table:table-cell office:value-type="float" office:value="-2.2912985072514309E-12" table:style-name="ce1">
            <text:p>-2,2913E-12</text:p>
          </table:table-cell>
          <table:table-cell office:value-type="float" office:value="-2.7657387636116398E-13" table:style-name="ce1">
            <text:p>-2,76574E-13</text:p>
          </table:table-cell>
          <table:table-cell office:value-type="float" office:value="-9.4653998911298257E-14" table:style-name="ce1">
            <text:p>-9,4654E-14</text:p>
          </table:table-cell>
          <table:table-cell office:value-type="float" office:value="9.7526508629365294E-13" table:style-name="ce1">
            <text:p>9,75265E-13</text:p>
          </table:table-cell>
          <table:table-cell office:value-type="float" office:value="1.9215918852751018E-12" table:style-name="ce1">
            <text:p>1,92159E-12</text:p>
          </table:table-cell>
          <table:table-cell office:value-type="float" office:value="-8.1318979946532263E-13" table:style-name="ce1">
            <text:p>-8,1319E-13</text:p>
          </table:table-cell>
          <table:table-cell office:value-type="float" office:value="-4.875380857916753E-13" table:style-name="ce1">
            <text:p>-4,87538E-13</text:p>
          </table:table-cell>
          <table:table-cell office:value-type="float" office:value="-2.2801536529348656E-11" table:style-name="ce1">
            <text:p>-2,28015E-11</text:p>
          </table:table-cell>
          <table:table-cell office:value-type="float" office:value="5.5670193780236641E-10" table:style-name="ce1">
            <text:p>5,56702E-10</text:p>
          </table:table-cell>
          <table:table-cell table:number-columns-repeated="16372"/>
        </table:table-row>
        <table:table-row table:style-name="ro1">
          <table:table-cell office:value-type="float" office:value="-1.4528489313918538E-7" table:style-name="ce1">
            <text:p>-1,45285E-07</text:p>
          </table:table-cell>
          <table:table-cell office:value-type="float" office:value="-1.1366497684579845E-14" table:style-name="ce1">
            <text:p>-1,13665E-14</text:p>
          </table:table-cell>
          <table:table-cell office:value-type="float" office:value="-5.0885877475938073E-13" table:style-name="ce1">
            <text:p>-5,08859E-13</text:p>
          </table:table-cell>
          <table:table-cell office:value-type="float" office:value="8.0939456323249141E-13" table:style-name="ce1">
            <text:p>8,09395E-13</text:p>
          </table:table-cell>
          <table:table-cell office:value-type="float" office:value="-4.3644018675377925E-14" table:style-name="ce1">
            <text:p>-4,3644E-14</text:p>
          </table:table-cell>
          <table:table-cell office:value-type="float" office:value="-6.0813217942690299E-14" table:style-name="ce1">
            <text:p>-6,08132E-14</text:p>
          </table:table-cell>
          <table:table-cell office:value-type="float" office:value="-2.8141284487459765E-14" table:style-name="ce1">
            <text:p>-2,81413E-14</text:p>
          </table:table-cell>
          <table:table-cell office:value-type="float" office:value="-8.1318979946843092E-13" table:style-name="ce1">
            <text:p>-8,1319E-13</text:p>
          </table:table-cell>
          <table:table-cell office:value-type="float" office:value="1.3310022116623729E-12" table:style-name="ce1">
            <text:p>1,331E-12</text:p>
          </table:table-cell>
          <table:table-cell office:value-type="float" office:value="-1.608616242330336E-12" table:style-name="ce1">
            <text:p>-1,60862E-12</text:p>
          </table:table-cell>
          <table:table-cell office:value-type="float" office:value="1.0494847173964131E-11" table:style-name="ce1">
            <text:p>1,04948E-11</text:p>
          </table:table-cell>
          <table:table-cell office:value-type="float" office:value="-3.0018156419408556E-10" table:style-name="ce1">
            <text:p>-3,00182E-10</text:p>
          </table:table-cell>
          <table:table-cell table:number-columns-repeated="16372"/>
        </table:table-row>
        <table:table-row table:style-name="ro1">
          <table:table-cell office:value-type="float" office:value="3.5266018362965873E-7" table:style-name="ce1">
            <text:p>3,5266E-07</text:p>
          </table:table-cell>
          <table:table-cell office:value-type="float" office:value="-8.9344070801009452E-13" table:style-name="ce1">
            <text:p>-8,93441E-13</text:p>
          </table:table-cell>
          <table:table-cell office:value-type="float" office:value="4.377372653888318E-13" table:style-name="ce1">
            <text:p>4,37737E-13</text:p>
          </table:table-cell>
          <table:table-cell office:value-type="float" office:value="5.0086246176596511E-13" table:style-name="ce1">
            <text:p>5,00862E-13</text:p>
          </table:table-cell>
          <table:table-cell office:value-type="float" office:value="1.1080472022324261E-12" table:style-name="ce1">
            <text:p>1,10805E-12</text:p>
          </table:table-cell>
          <table:table-cell office:value-type="float" office:value="1.476781412261348E-12" table:style-name="ce1">
            <text:p>1,47678E-12</text:p>
          </table:table-cell>
          <table:table-cell office:value-type="float" office:value="-4.5530320580895497E-12" table:style-name="ce1">
            <text:p>-4,55303E-12</text:p>
          </table:table-cell>
          <table:table-cell office:value-type="float" office:value="-4.8753808575507862E-13" table:style-name="ce1">
            <text:p>-4,87538E-13</text:p>
          </table:table-cell>
          <table:table-cell office:value-type="float" office:value="-1.6086162423480776E-12" table:style-name="ce1">
            <text:p>-1,60862E-12</text:p>
          </table:table-cell>
          <table:table-cell office:value-type="float" office:value="1.5233139641314028E-11" table:style-name="ce1">
            <text:p>1,52331E-11</text:p>
          </table:table-cell>
          <table:table-cell office:value-type="float" office:value="-4.750398917735617E-11" table:style-name="ce1">
            <text:p>-4,7504E-11</text:p>
          </table:table-cell>
          <table:table-cell office:value-type="float" office:value="1.1084591152983227E-9" table:style-name="ce1">
            <text:p>1,10846E-09</text:p>
          </table:table-cell>
          <table:table-cell table:number-columns-repeated="16372"/>
        </table:table-row>
        <table:table-row table:style-name="ro1">
          <table:table-cell office:value-type="float" office:value="-4.6975628316970984E-7" table:style-name="ce1">
            <text:p>-4,69756E-07</text:p>
          </table:table-cell>
          <table:table-cell office:value-type="float" office:value="-1.7949284883944711E-12" table:style-name="ce1">
            <text:p>-1,79493E-12</text:p>
          </table:table-cell>
          <table:table-cell office:value-type="float" office:value="-2.4467293097026388E-11" table:style-name="ce1">
            <text:p>-2,44673E-11</text:p>
          </table:table-cell>
          <table:table-cell office:value-type="float" office:value="4.1969813504486799E-11" table:style-name="ce1">
            <text:p>4,19698E-11</text:p>
          </table:table-cell>
          <table:table-cell office:value-type="float" office:value="-2.4519850380401246E-12" table:style-name="ce1">
            <text:p>-2,45199E-12</text:p>
          </table:table-cell>
          <table:table-cell office:value-type="float" office:value="-2.5582623961953281E-12" table:style-name="ce1">
            <text:p>-2,55826E-12</text:p>
          </table:table-cell>
          <table:table-cell office:value-type="float" office:value="-3.1855343380472855E-12" table:style-name="ce1">
            <text:p>-3,18553E-12</text:p>
          </table:table-cell>
          <table:table-cell office:value-type="float" office:value="-2.2801536529577836E-11" table:style-name="ce1">
            <text:p>-2,28015E-11</text:p>
          </table:table-cell>
          <table:table-cell office:value-type="float" office:value="1.0494847173996156E-11" table:style-name="ce1">
            <text:p>1,04948E-11</text:p>
          </table:table-cell>
          <table:table-cell office:value-type="float" office:value="-4.7503989176528621E-11" table:style-name="ce1">
            <text:p>-4,7504E-11</text:p>
          </table:table-cell>
          <table:table-cell office:value-type="float" office:value="6.0910995940853888E-10" table:style-name="ce1">
            <text:p>6,0911E-10</text:p>
          </table:table-cell>
          <table:table-cell office:value-type="float" office:value="-1.4590298932222261E-8" table:style-name="ce1">
            <text:p>-1,45903E-08</text:p>
          </table:table-cell>
          <table:table-cell table:number-columns-repeated="16372"/>
        </table:table-row>
        <table:table-row table:style-name="ro1">
          <table:table-cell office:value-type="float" office:value="2.1669274907040432E-5" table:style-name="ce1">
            <text:p>2,16693E-05</text:p>
          </table:table-cell>
          <table:table-cell office:value-type="float" office:value="2.9111888761009797E-11" table:style-name="ce1">
            <text:p>2,91119E-11</text:p>
          </table:table-cell>
          <table:table-cell office:value-type="float" office:value="6.2571938446089097E-10" table:style-name="ce1">
            <text:p>6,25719E-10</text:p>
          </table:table-cell>
          <table:table-cell office:value-type="float" office:value="-1.0494075401123961E-9" table:style-name="ce1">
            <text:p>-1,04941E-09</text:p>
          </table:table-cell>
          <table:table-cell office:value-type="float" office:value="8.5897836541314541E-11" table:style-name="ce1">
            <text:p>8,58978E-11</text:p>
          </table:table-cell>
          <table:table-cell office:value-type="float" office:value="3.8892589727785623E-11" table:style-name="ce1">
            <text:p>3,88926E-11</text:p>
          </table:table-cell>
          <table:table-cell office:value-type="float" office:value="9.5600937042120518E-11" table:style-name="ce1">
            <text:p>9,56009E-11</text:p>
          </table:table-cell>
          <table:table-cell office:value-type="float" office:value="5.567019378082974E-10" table:style-name="ce1">
            <text:p>5,56702E-10</text:p>
          </table:table-cell>
          <table:table-cell office:value-type="float" office:value="-3.0018156419485422E-10" table:style-name="ce1">
            <text:p>-3,00182E-10</text:p>
          </table:table-cell>
          <table:table-cell office:value-type="float" office:value="1.1084591152764161E-9" table:style-name="ce1">
            <text:p>1,10846E-09</text:p>
          </table:table-cell>
          <table:table-cell office:value-type="float" office:value="-1.4590298932220608E-8" table:style-name="ce1">
            <text:p>-1,45903E-08</text:p>
          </table:table-cell>
          <table:table-cell office:value-type="float" office:value="3.6289791383965714E-7" table:style-name="ce1">
            <text:p>3,62898E-07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(X^T*X)^-1 *X^T</text:p>
          </table:table-cell>
          <table:table-cell table:number-columns-repeated="16383" table:style-name="ce1"/>
        </table:table-row>
        <table:table-row table:style-name="ro1">
          <table:table-cell office:value-type="float" office:value="-4.5441957052558601E-2" table:formula="of:=MMULT(COM.MICROSOFT.ANCHORARRAY([.A67]);COM.MICROSOFT.ANCHORARRAY([.A39]))" table:number-matrix-columns-spanned="16" table:number-matrix-rows-spanned="12" table:style-name="ce1">
            <text:p>-0,045441957</text:p>
          </table:table-cell>
          <table:table-cell office:value-type="float" office:value="0.23325736848767159" table:style-name="ce1">
            <text:p>0,233257368</text:p>
          </table:table-cell>
          <table:table-cell office:value-type="float" office:value="0.23810852869643345" table:style-name="ce1">
            <text:p>0,238108529</text:p>
          </table:table-cell>
          <table:table-cell office:value-type="float" office:value="-3.0360834913361723E-2" table:style-name="ce1">
            <text:p>-0,030360835</text:p>
          </table:table-cell>
          <table:table-cell office:value-type="float" office:value="1.6170060310758849E-2" table:style-name="ce1">
            <text:p>0,01617006</text:p>
          </table:table-cell>
          <table:table-cell office:value-type="float" office:value="5.6082204940692826E-3" table:style-name="ce1">
            <text:p>0,00560822</text:p>
          </table:table-cell>
          <table:table-cell office:value-type="float" office:value="2.7079885243672608E-2" table:style-name="ce1">
            <text:p>0,027079885</text:p>
          </table:table-cell>
          <table:table-cell office:value-type="float" office:value="8.1140931235119118E-3" table:style-name="ce1">
            <text:p>0,008114093</text:p>
          </table:table-cell>
          <table:table-cell office:value-type="float" office:value="-5.5744170290870643E-3" table:style-name="ce1">
            <text:p>-0,005574417</text:p>
          </table:table-cell>
          <table:table-cell office:value-type="float" office:value="0.25233545269717572" table:style-name="ce1">
            <text:p>0,252335453</text:p>
          </table:table-cell>
          <table:table-cell office:value-type="float" office:value="-1.1451667641877161E-3" table:style-name="ce1">
            <text:p>-0,001145167</text:p>
          </table:table-cell>
          <table:table-cell office:value-type="float" office:value="4.7891395853647378E-2" table:style-name="ce1">
            <text:p>0,047891396</text:p>
          </table:table-cell>
          <table:table-cell office:value-type="float" office:value="0.20437968060792774" table:style-name="ce1">
            <text:p>0,204379681</text:p>
          </table:table-cell>
          <table:table-cell office:value-type="float" office:value="0.22711612894932812" table:style-name="ce1">
            <text:p>0,227116129</text:p>
          </table:table-cell>
          <table:table-cell office:value-type="float" office:value="-5.3421015037885669E-2" table:style-name="ce1">
            <text:p>-0,053421015</text:p>
          </table:table-cell>
          <table:table-cell office:value-type="float" office:value="-0.12411742371621354" table:style-name="ce1">
            <text:p>-0,124117424</text:p>
          </table:table-cell>
          <table:table-cell table:number-columns-repeated="16368"/>
        </table:table-row>
        <table:table-row table:style-name="ro1">
          <table:table-cell office:value-type="float" office:value="-7.5711754962069065E-8" table:style-name="ce1">
            <text:p>-7,57118E-08</text:p>
          </table:table-cell>
          <table:table-cell office:value-type="float" office:value="-7.1256421289468432E-8" table:style-name="ce1">
            <text:p>-7,12564E-08</text:p>
          </table:table-cell>
          <table:table-cell office:value-type="float" office:value="-9.8424332631713885E-8" table:style-name="ce1">
            <text:p>-9,84243E-08</text:p>
          </table:table-cell>
          <table:table-cell office:value-type="float" office:value="3.1970059142302266E-8" table:style-name="ce1">
            <text:p>3,19701E-08</text:p>
          </table:table-cell>
          <table:table-cell office:value-type="float" office:value="7.7554862411731345E-8" table:style-name="ce1">
            <text:p>7,75549E-08</text:p>
          </table:table-cell>
          <table:table-cell office:value-type="float" office:value="-3.5249784593446806E-8" table:style-name="ce1">
            <text:p>-3,52498E-08</text:p>
          </table:table-cell>
          <table:table-cell office:value-type="float" office:value="2.3277797244347704E-8" table:style-name="ce1">
            <text:p>2,32778E-08</text:p>
          </table:table-cell>
          <table:table-cell office:value-type="float" office:value="-2.7585579912950503E-7" table:style-name="ce1">
            <text:p>-2,75856E-07</text:p>
          </table:table-cell>
          <table:table-cell office:value-type="float" office:value="3.0026274038685419E-7" table:style-name="ce1">
            <text:p>3,00263E-07</text:p>
          </table:table-cell>
          <table:table-cell office:value-type="float" office:value="-1.2770626361576417E-7" table:style-name="ce1">
            <text:p>-1,27706E-07</text:p>
          </table:table-cell>
          <table:table-cell office:value-type="float" office:value="6.1772716376281928E-8" table:style-name="ce1">
            <text:p>6,17727E-08</text:p>
          </table:table-cell>
          <table:table-cell office:value-type="float" office:value="-3.1770347467498938E-8" table:style-name="ce1">
            <text:p>-3,17703E-08</text:p>
          </table:table-cell>
          <table:table-cell office:value-type="float" office:value="-1.4514743229305704E-7" table:style-name="ce1">
            <text:p>-1,45147E-07</text:p>
          </table:table-cell>
          <table:table-cell office:value-type="float" office:value="-1.0821451399173439E-7" table:style-name="ce1">
            <text:p>-1,08215E-07</text:p>
          </table:table-cell>
          <table:table-cell office:value-type="float" office:value="3.1155659130151894E-7" table:style-name="ce1">
            <text:p>3,11557E-07</text:p>
          </table:table-cell>
          <table:table-cell office:value-type="float" office:value="1.6294188311195457E-7" table:style-name="ce1">
            <text:p>1,62942E-07</text:p>
          </table:table-cell>
          <table:table-cell table:number-columns-repeated="16368"/>
        </table:table-row>
        <table:table-row table:style-name="ro1">
          <table:table-cell office:value-type="float" office:value="-2.0648348701803797E-7" table:style-name="ce1">
            <text:p>-2,06483E-07</text:p>
          </table:table-cell>
          <table:table-cell office:value-type="float" office:value="3.578684037692112E-7" table:style-name="ce1">
            <text:p>3,57868E-07</text:p>
          </table:table-cell>
          <table:table-cell office:value-type="float" office:value="2.2327129417214462E-7" table:style-name="ce1">
            <text:p>2,23271E-07</text:p>
          </table:table-cell>
          <table:table-cell office:value-type="float" office:value="-1.3307975345666191E-7" table:style-name="ce1">
            <text:p>-1,3308E-07</text:p>
          </table:table-cell>
          <table:table-cell office:value-type="float" office:value="1.4524508602014093E-7" table:style-name="ce1">
            <text:p>1,45245E-07</text:p>
          </table:table-cell>
          <table:table-cell office:value-type="float" office:value="7.5132320787090818E-8" table:style-name="ce1">
            <text:p>7,51323E-08</text:p>
          </table:table-cell>
          <table:table-cell office:value-type="float" office:value="-5.294151640665119E-8" table:style-name="ce1">
            <text:p>-5,29415E-08</text:p>
          </table:table-cell>
          <table:table-cell office:value-type="float" office:value="-4.6413058582532499E-7" table:style-name="ce1">
            <text:p>-4,64131E-07</text:p>
          </table:table-cell>
          <table:table-cell office:value-type="float" office:value="-4.5979945986860441E-7" table:style-name="ce1">
            <text:p>-4,59799E-07</text:p>
          </table:table-cell>
          <table:table-cell office:value-type="float" office:value="1.1793171544638469E-7" table:style-name="ce1">
            <text:p>1,17932E-07</text:p>
          </table:table-cell>
          <table:table-cell office:value-type="float" office:value="-1.4867060232169912E-7" table:style-name="ce1">
            <text:p>-1,48671E-07</text:p>
          </table:table-cell>
          <table:table-cell office:value-type="float" office:value="9.3530702372302047E-7" table:style-name="ce1">
            <text:p>9,35307E-07</text:p>
          </table:table-cell>
          <table:table-cell office:value-type="float" office:value="-1.8704811320648398E-7" table:style-name="ce1">
            <text:p>-1,87048E-07</text:p>
          </table:table-cell>
          <table:table-cell office:value-type="float" office:value="-4.6109555200209056E-8" table:style-name="ce1">
            <text:p>-4,61096E-08</text:p>
          </table:table-cell>
          <table:table-cell office:value-type="float" office:value="-2.7038827235889316E-7" table:style-name="ce1">
            <text:p>-2,70388E-07</text:p>
          </table:table-cell>
          <table:table-cell office:value-type="float" office:value="1.1389550174411375E-7" table:style-name="ce1">
            <text:p>1,13896E-07</text:p>
          </table:table-cell>
          <table:table-cell table:number-columns-repeated="16368"/>
        </table:table-row>
        <table:table-row table:style-name="ro1">
          <table:table-cell office:value-type="float" office:value="3.1841496068564463E-7" table:style-name="ce1">
            <text:p>3,18415E-07</text:p>
          </table:table-cell>
          <table:table-cell office:value-type="float" office:value="-4.6596677667890669E-7" table:style-name="ce1">
            <text:p>-4,65967E-07</text:p>
          </table:table-cell>
          <table:table-cell office:value-type="float" office:value="-2.0861658868767602E-7" table:style-name="ce1">
            <text:p>-2,08617E-07</text:p>
          </table:table-cell>
          <table:table-cell office:value-type="float" office:value="2.0128265506962818E-7" table:style-name="ce1">
            <text:p>2,01283E-07</text:p>
          </table:table-cell>
          <table:table-cell office:value-type="float" office:value="-3.1319069960109445E-7" table:style-name="ce1">
            <text:p>-3,13191E-07</text:p>
          </table:table-cell>
          <table:table-cell office:value-type="float" office:value="-5.7846388655454243E-8" table:style-name="ce1">
            <text:p>-5,78464E-08</text:p>
          </table:table-cell>
          <table:table-cell office:value-type="float" office:value="-2.3549364212034255E-8" table:style-name="ce1">
            <text:p>-2,35494E-08</text:p>
          </table:table-cell>
          <table:table-cell office:value-type="float" office:value="1.1135880691060973E-6" table:style-name="ce1">
            <text:p>1,11359E-06</text:p>
          </table:table-cell>
          <table:table-cell office:value-type="float" office:value="4.1461313695639467E-7" table:style-name="ce1">
            <text:p>4,14613E-07</text:p>
          </table:table-cell>
          <table:table-cell office:value-type="float" office:value="8.0247068720663836E-11" table:style-name="ce1">
            <text:p>8,02471E-11</text:p>
          </table:table-cell>
          <table:table-cell office:value-type="float" office:value="1.3705584944473313E-7" table:style-name="ce1">
            <text:p>1,37056E-07</text:p>
          </table:table-cell>
          <table:table-cell office:value-type="float" office:value="-1.4864112547987354E-6" table:style-name="ce1">
            <text:p>-1,48641E-06</text:p>
          </table:table-cell>
          <table:table-cell office:value-type="float" office:value="5.1382301383121292E-7" table:style-name="ce1">
            <text:p>5,13823E-07</text:p>
          </table:table-cell>
          <table:table-cell office:value-type="float" office:value="2.3657512270631087E-7" table:style-name="ce1">
            <text:p>2,36575E-07</text:p>
          </table:table-cell>
          <table:table-cell office:value-type="float" office:value="2.5186474524611388E-8" table:style-name="ce1">
            <text:p>2,51865E-08</text:p>
          </table:table-cell>
          <table:table-cell office:value-type="float" office:value="-4.0503845675941426E-7" table:style-name="ce1">
            <text:p>-4,05038E-07</text:p>
          </table:table-cell>
          <table:table-cell table:number-columns-repeated="16368"/>
        </table:table-row>
        <table:table-row table:style-name="ro1">
          <table:table-cell office:value-type="float" office:value="-2.3247524101376574E-8" table:style-name="ce1">
            <text:p>-2,32475E-08</text:p>
          </table:table-cell>
          <table:table-cell office:value-type="float" office:value="9.7984762577270368E-8" table:style-name="ce1">
            <text:p>9,79848E-08</text:p>
          </table:table-cell>
          <table:table-cell office:value-type="float" office:value="7.4214711829083065E-8" table:style-name="ce1">
            <text:p>7,42147E-08</text:p>
          </table:table-cell>
          <table:table-cell office:value-type="float" office:value="-1.5208080006255297E-8" table:style-name="ce1">
            <text:p>-1,52081E-08</text:p>
          </table:table-cell>
          <table:table-cell office:value-type="float" office:value="-2.1871087219441033E-8" table:style-name="ce1">
            <text:p>-2,18711E-08</text:p>
          </table:table-cell>
          <table:table-cell office:value-type="float" office:value="3.5673969802182816E-8" table:style-name="ce1">
            <text:p>3,5674E-08</text:p>
          </table:table-cell>
          <table:table-cell office:value-type="float" office:value="2.0807852602732332E-7" table:style-name="ce1">
            <text:p>2,08079E-07</text:p>
          </table:table-cell>
          <table:table-cell office:value-type="float" office:value="1.3186162098790413E-7" table:style-name="ce1">
            <text:p>1,31862E-07</text:p>
          </table:table-cell>
          <table:table-cell office:value-type="float" office:value="-2.6229445470944728E-7" table:style-name="ce1">
            <text:p>-2,62294E-07</text:p>
          </table:table-cell>
          <table:table-cell office:value-type="float" office:value="8.5986654500577893E-8" table:style-name="ce1">
            <text:p>8,59867E-08</text:p>
          </table:table-cell>
          <table:table-cell office:value-type="float" office:value="-6.9324396038225273E-8" table:style-name="ce1">
            <text:p>-6,93244E-08</text:p>
          </table:table-cell>
          <table:table-cell office:value-type="float" office:value="6.390390863110278E-8" table:style-name="ce1">
            <text:p>6,39039E-08</text:p>
          </table:table-cell>
          <table:table-cell office:value-type="float" office:value="8.6992360102737339E-8" table:style-name="ce1">
            <text:p>8,69924E-08</text:p>
          </table:table-cell>
          <table:table-cell office:value-type="float" office:value="4.1567227263917011E-8" table:style-name="ce1">
            <text:p>4,15672E-08</text:p>
          </table:table-cell>
          <table:table-cell office:value-type="float" office:value="-4.2438431175288038E-7" table:style-name="ce1">
            <text:p>-4,24384E-07</text:p>
          </table:table-cell>
          <table:table-cell office:value-type="float" office:value="-9.9338878943737264E-9" table:style-name="ce1">
            <text:p>-9,93389E-09</text:p>
          </table:table-cell>
          <table:table-cell table:number-columns-repeated="16368"/>
        </table:table-row>
        <table:table-row table:style-name="ro1">
          <table:table-cell office:value-type="float" office:value="-2.0125675442044462E-8" table:style-name="ce1">
            <text:p>-2,01257E-08</text:p>
          </table:table-cell>
          <table:table-cell office:value-type="float" office:value="-2.8572747874445087E-8" table:style-name="ce1">
            <text:p>-2,85727E-08</text:p>
          </table:table-cell>
          <table:table-cell office:value-type="float" office:value="-8.0137614861956095E-8" table:style-name="ce1">
            <text:p>-8,01376E-08</text:p>
          </table:table-cell>
          <table:table-cell office:value-type="float" office:value="-2.3233077096021032E-7" table:style-name="ce1">
            <text:p>-2,32331E-07</text:p>
          </table:table-cell>
          <table:table-cell office:value-type="float" office:value="-1.9232333063512434E-7" table:style-name="ce1">
            <text:p>-1,92323E-07</text:p>
          </table:table-cell>
          <table:table-cell office:value-type="float" office:value="-1.1006554437148659E-8" table:style-name="ce1">
            <text:p>-1,10066E-08</text:p>
          </table:table-cell>
          <table:table-cell office:value-type="float" office:value="-6.4416717663080042E-9" table:style-name="ce1">
            <text:p>-6,44167E-09</text:p>
          </table:table-cell>
          <table:table-cell office:value-type="float" office:value="3.2342174316369541E-7" table:style-name="ce1">
            <text:p>3,23422E-07</text:p>
          </table:table-cell>
          <table:table-cell office:value-type="float" office:value="1.9315746840713644E-7" table:style-name="ce1">
            <text:p>1,93157E-07</text:p>
          </table:table-cell>
          <table:table-cell office:value-type="float" office:value="-8.2047088026494603E-8" table:style-name="ce1">
            <text:p>-8,20471E-08</text:p>
          </table:table-cell>
          <table:table-cell office:value-type="float" office:value="2.4667828854455888E-7" table:style-name="ce1">
            <text:p>2,46678E-07</text:p>
          </table:table-cell>
          <table:table-cell office:value-type="float" office:value="8.710864756047419E-8" table:style-name="ce1">
            <text:p>8,71086E-08</text:p>
          </table:table-cell>
          <table:table-cell office:value-type="float" office:value="-2.6124250320089274E-8" table:style-name="ce1">
            <text:p>-2,61243E-08</text:p>
          </table:table-cell>
          <table:table-cell office:value-type="float" office:value="-1.3377191871765767E-7" table:style-name="ce1">
            <text:p>-1,33772E-07</text:p>
          </table:table-cell>
          <table:table-cell office:value-type="float" office:value="-9.6970084713727432E-9" table:style-name="ce1">
            <text:p>-9,69701E-09</text:p>
          </table:table-cell>
          <table:table-cell office:value-type="float" office:value="-2.7787516163242309E-8" table:style-name="ce1">
            <text:p>-2,77875E-08</text:p>
          </table:table-cell>
          <table:table-cell table:number-columns-repeated="16368"/>
        </table:table-row>
        <table:table-row table:style-name="ro1">
          <table:table-cell office:value-type="float" office:value="1.3756880574112332E-7" table:style-name="ce1">
            <text:p>1,37569E-07</text:p>
          </table:table-cell>
          <table:table-cell office:value-type="float" office:value="-5.1492405698537625E-9" table:style-name="ce1">
            <text:p>-5,14924E-09</text:p>
          </table:table-cell>
          <table:table-cell office:value-type="float" office:value="1.0048788789477446E-7" table:style-name="ce1">
            <text:p>1,00488E-07</text:p>
          </table:table-cell>
          <table:table-cell office:value-type="float" office:value="3.16404447329946E-7" table:style-name="ce1">
            <text:p>3,16404E-07</text:p>
          </table:table-cell>
          <table:table-cell office:value-type="float" office:value="3.5695663867210325E-7" table:style-name="ce1">
            <text:p>3,56957E-07</text:p>
          </table:table-cell>
          <table:table-cell office:value-type="float" office:value="-2.4859629663674405E-8" table:style-name="ce1">
            <text:p>-2,48596E-08</text:p>
          </table:table-cell>
          <table:table-cell office:value-type="float" office:value="-1.209482221435874E-7" table:style-name="ce1">
            <text:p>-1,20948E-07</text:p>
          </table:table-cell>
          <table:table-cell office:value-type="float" office:value="-9.3794597377431449E-7" table:style-name="ce1">
            <text:p>-9,37946E-07</text:p>
          </table:table-cell>
          <table:table-cell office:value-type="float" office:value="-2.3636552675356653E-7" table:style-name="ce1">
            <text:p>-2,36366E-07</text:p>
          </table:table-cell>
          <table:table-cell office:value-type="float" office:value="3.7490495774608953E-8" table:style-name="ce1">
            <text:p>3,74905E-08</text:p>
          </table:table-cell>
          <table:table-cell office:value-type="float" office:value="-6.7542570550591456E-7" table:style-name="ce1">
            <text:p>-6,75426E-07</text:p>
          </table:table-cell>
          <table:table-cell office:value-type="float" office:value="4.7087447270758396E-7" table:style-name="ce1">
            <text:p>4,70874E-07</text:p>
          </table:table-cell>
          <table:table-cell office:value-type="float" office:value="-2.436575542474581E-7" table:style-name="ce1">
            <text:p>-2,43658E-07</text:p>
          </table:table-cell>
          <table:table-cell office:value-type="float" office:value="1.4461367904117951E-7" table:style-name="ce1">
            <text:p>1,44614E-07</text:p>
          </table:table-cell>
          <table:table-cell office:value-type="float" office:value="6.5389560124028972E-7" table:style-name="ce1">
            <text:p>6,53896E-07</text:p>
          </table:table-cell>
          <table:table-cell office:value-type="float" office:value="2.6059824256857454E-8" table:style-name="ce1">
            <text:p>2,60598E-08</text:p>
          </table:table-cell>
          <table:table-cell table:number-columns-repeated="16368"/>
        </table:table-row>
        <table:table-row table:style-name="ro1">
          <table:table-cell office:value-type="float" office:value="-1.1380296722749943E-7" table:style-name="ce1">
            <text:p>-1,13803E-07</text:p>
          </table:table-cell>
          <table:table-cell office:value-type="float" office:value="2.7629405912058123E-7" table:style-name="ce1">
            <text:p>2,76294E-07</text:p>
          </table:table-cell>
          <table:table-cell office:value-type="float" office:value="1.2421887085540975E-9" table:style-name="ce1">
            <text:p>1,24219E-09</text:p>
          </table:table-cell>
          <table:table-cell office:value-type="float" office:value="-4.3770610995042019E-8" table:style-name="ce1">
            <text:p>-4,37706E-08</text:p>
          </table:table-cell>
          <table:table-cell office:value-type="float" office:value="3.0327281077791206E-7" table:style-name="ce1">
            <text:p>3,03273E-07</text:p>
          </table:table-cell>
          <table:table-cell office:value-type="float" office:value="6.3407382254086157E-10" table:style-name="ce1">
            <text:p>6,34074E-10</text:p>
          </table:table-cell>
          <table:table-cell office:value-type="float" office:value="-2.0880995252391774E-7" table:style-name="ce1">
            <text:p>-2,0881E-07</text:p>
          </table:table-cell>
          <table:table-cell office:value-type="float" office:value="-8.917373029805612E-7" table:style-name="ce1">
            <text:p>-8,91737E-07</text:p>
          </table:table-cell>
          <table:table-cell office:value-type="float" office:value="6.3606104093126853E-8" table:style-name="ce1">
            <text:p>6,36061E-08</text:p>
          </table:table-cell>
          <table:table-cell office:value-type="float" office:value="-1.0033427109904974E-7" table:style-name="ce1">
            <text:p>-1,00334E-07</text:p>
          </table:table-cell>
          <table:table-cell office:value-type="float" office:value="5.5793101599532358E-7" table:style-name="ce1">
            <text:p>5,57931E-07</text:p>
          </table:table-cell>
          <table:table-cell office:value-type="float" office:value="5.6280492196493262E-7" table:style-name="ce1">
            <text:p>5,62805E-07</text:p>
          </table:table-cell>
          <table:table-cell office:value-type="float" office:value="-4.0868800814926003E-7" table:style-name="ce1">
            <text:p>-4,08688E-07</text:p>
          </table:table-cell>
          <table:table-cell office:value-type="float" office:value="-2.4248947403917405E-7" table:style-name="ce1">
            <text:p>-2,42489E-07</text:p>
          </table:table-cell>
          <table:table-cell office:value-type="float" office:value="1.5279622933942391E-7" table:style-name="ce1">
            <text:p>1,52796E-07</text:p>
          </table:table-cell>
          <table:table-cell office:value-type="float" office:value="9.1051183192124345E-8" table:style-name="ce1">
            <text:p>9,10512E-08</text:p>
          </table:table-cell>
          <table:table-cell table:number-columns-repeated="16368"/>
        </table:table-row>
        <table:table-row table:style-name="ro1">
          <table:table-cell office:value-type="float" office:value="6.97894899688304E-8" table:style-name="ce1">
            <text:p>6,97895E-08</text:p>
          </table:table-cell>
          <table:table-cell office:value-type="float" office:value="-3.0195715243928625E-7" table:style-name="ce1">
            <text:p>-3,01957E-07</text:p>
          </table:table-cell>
          <table:table-cell office:value-type="float" office:value="8.4984434414175819E-9" table:style-name="ce1">
            <text:p>8,49844E-09</text:p>
          </table:table-cell>
          <table:table-cell office:value-type="float" office:value="1.2833667168476752E-7" table:style-name="ce1">
            <text:p>1,28337E-07</text:p>
          </table:table-cell>
          <table:table-cell office:value-type="float" office:value="-4.3424860797597576E-7" table:style-name="ce1">
            <text:p>-4,34249E-07</text:p>
          </table:table-cell>
          <table:table-cell office:value-type="float" office:value="8.4177292934546036E-10" table:style-name="ce1">
            <text:p>8,41773E-10</text:p>
          </table:table-cell>
          <table:table-cell office:value-type="float" office:value="-3.5843636676590241E-8" table:style-name="ce1">
            <text:p>-3,58436E-08</text:p>
          </table:table-cell>
          <table:table-cell office:value-type="float" office:value="2.5141914659991578E-7" table:style-name="ce1">
            <text:p>2,51419E-07</text:p>
          </table:table-cell>
          <table:table-cell office:value-type="float" office:value="-3.4574093341643027E-7" table:style-name="ce1">
            <text:p>-3,45741E-07</text:p>
          </table:table-cell>
          <table:table-cell office:value-type="float" office:value="-3.3397352883041427E-8" table:style-name="ce1">
            <text:p>-3,33974E-08</text:p>
          </table:table-cell>
          <table:table-cell office:value-type="float" office:value="-2.8139516436421697E-7" table:style-name="ce1">
            <text:p>-2,81395E-07</text:p>
          </table:table-cell>
          <table:table-cell office:value-type="float" office:value="-3.5273749868093222E-7" table:style-name="ce1">
            <text:p>-3,52737E-07</text:p>
          </table:table-cell>
          <table:table-cell office:value-type="float" office:value="2.2020757523280052E-7" table:style-name="ce1">
            <text:p>2,20208E-07</text:p>
          </table:table-cell>
          <table:table-cell office:value-type="float" office:value="7.7076859960591889E-8" table:style-name="ce1">
            <text:p>7,70769E-08</text:p>
          </table:table-cell>
          <table:table-cell office:value-type="float" office:value="3.4564408167072754E-7" table:style-name="ce1">
            <text:p>3,45644E-07</text:p>
          </table:table-cell>
          <table:table-cell office:value-type="float" office:value="6.8350630494811309E-7" table:style-name="ce1">
            <text:p>6,83506E-07</text:p>
          </table:table-cell>
          <table:table-cell table:number-columns-repeated="16368"/>
        </table:table-row>
        <table:table-row table:style-name="ro1">
          <table:table-cell office:value-type="float" office:value="-7.9548005786983785E-7" table:style-name="ce1">
            <text:p>-7,9548E-07</text:p>
          </table:table-cell>
          <table:table-cell office:value-type="float" office:value="8.1349505004076978E-7" table:style-name="ce1">
            <text:p>8,13495E-07</text:p>
          </table:table-cell>
          <table:table-cell office:value-type="float" office:value="8.1705208706662902E-8" table:style-name="ce1">
            <text:p>8,17052E-08</text:p>
          </table:table-cell>
          <table:table-cell office:value-type="float" office:value="-2.0801093672393931E-6" table:style-name="ce1">
            <text:p>-2,08011E-06</text:p>
          </table:table-cell>
          <table:table-cell office:value-type="float" office:value="2.6014440117375851E-7" table:style-name="ce1">
            <text:p>2,60144E-07</text:p>
          </table:table-cell>
          <table:table-cell office:value-type="float" office:value="1.3170101557568925E-7" table:style-name="ce1">
            <text:p>1,31701E-07</text:p>
          </table:table-cell>
          <table:table-cell office:value-type="float" office:value="3.6484261509023356E-7" table:style-name="ce1">
            <text:p>3,64843E-07</text:p>
          </table:table-cell>
          <table:table-cell office:value-type="float" office:value="1.7022601536037663E-6" table:style-name="ce1">
            <text:p>1,70226E-06</text:p>
          </table:table-cell>
          <table:table-cell office:value-type="float" office:value="5.6405184692126718E-7" table:style-name="ce1">
            <text:p>5,64052E-07</text:p>
          </table:table-cell>
          <table:table-cell office:value-type="float" office:value="2.1690955334954574E-8" table:style-name="ce1">
            <text:p>2,1691E-08</text:p>
          </table:table-cell>
          <table:table-cell office:value-type="float" office:value="1.1361300642478908E-6" table:style-name="ce1">
            <text:p>1,13613E-06</text:p>
          </table:table-cell>
          <table:table-cell office:value-type="float" office:value="3.205133623961045E-7" table:style-name="ce1">
            <text:p>3,20513E-07</text:p>
          </table:table-cell>
          <table:table-cell office:value-type="float" office:value="1.3141432590016807E-7" table:style-name="ce1">
            <text:p>1,31414E-07</text:p>
          </table:table-cell>
          <table:table-cell office:value-type="float" office:value="-5.9373168041274546E-7" table:style-name="ce1">
            <text:p>-5,93732E-07</text:p>
          </table:table-cell>
          <table:table-cell office:value-type="float" office:value="-2.0989679593219073E-6" table:style-name="ce1">
            <text:p>-2,09897E-06</text:p>
          </table:table-cell>
          <table:table-cell office:value-type="float" office:value="4.0340065852671037E-8" table:style-name="ce1">
            <text:p>4,03401E-08</text:p>
          </table:table-cell>
          <table:table-cell table:number-columns-repeated="16368"/>
        </table:table-row>
        <table:table-row table:style-name="ro1">
          <table:table-cell office:value-type="float" office:value="4.3341249978398676E-6" table:style-name="ce1">
            <text:p>4,33412E-06</text:p>
          </table:table-cell>
          <table:table-cell office:value-type="float" office:value="-7.5966555409683439E-6" table:style-name="ce1">
            <text:p>-7,59666E-06</text:p>
          </table:table-cell>
          <table:table-cell office:value-type="float" office:value="-2.2511313226671869E-6" table:style-name="ce1">
            <text:p>-2,25113E-06</text:p>
          </table:table-cell>
          <table:table-cell office:value-type="float" office:value="1.1458534547148025E-5" table:style-name="ce1">
            <text:p>1,14585E-05</text:p>
          </table:table-cell>
          <table:table-cell office:value-type="float" office:value="-3.0739955283780253E-6" table:style-name="ce1">
            <text:p>-3,074E-06</text:p>
          </table:table-cell>
          <table:table-cell office:value-type="float" office:value="-7.0798391398757543E-7" table:style-name="ce1">
            <text:p>-7,07984E-07</text:p>
          </table:table-cell>
          <table:table-cell office:value-type="float" office:value="8.3497431298282635E-7" table:style-name="ce1">
            <text:p>8,34974E-07</text:p>
          </table:table-cell>
          <table:table-cell office:value-type="float" office:value="6.4227285542350215E-6" table:style-name="ce1">
            <text:p>6,42273E-06</text:p>
          </table:table-cell>
          <table:table-cell office:value-type="float" office:value="1.7017617978768449E-7" table:style-name="ce1">
            <text:p>1,70176E-07</text:p>
          </table:table-cell>
          <table:table-cell office:value-type="float" office:value="6.0283194226494472E-7" table:style-name="ce1">
            <text:p>6,02832E-07</text:p>
          </table:table-cell>
          <table:table-cell office:value-type="float" office:value="-4.3449544333544639E-6" table:style-name="ce1">
            <text:p>-4,34495E-06</text:p>
          </table:table-cell>
          <table:table-cell office:value-type="float" office:value="-1.3162642303370803E-5" table:style-name="ce1">
            <text:p>-1,31626E-05</text:p>
          </table:table-cell>
          <table:table-cell office:value-type="float" office:value="4.5576126739357316E-6" table:style-name="ce1">
            <text:p>4,55761E-06</text:p>
          </table:table-cell>
          <table:table-cell office:value-type="float" office:value="5.215480036148137E-6" table:style-name="ce1">
            <text:p>5,21548E-06</text:p>
          </table:table-cell>
          <table:table-cell office:value-type="float" office:value="5.8707465308531735E-6" table:style-name="ce1">
            <text:p>5,87075E-06</text:p>
          </table:table-cell>
          <table:table-cell office:value-type="float" office:value="-8.3298467324690597E-6" table:style-name="ce1">
            <text:p>-8,32985E-06</text:p>
          </table:table-cell>
          <table:table-cell table:number-columns-repeated="16368"/>
        </table:table-row>
        <table:table-row table:style-name="ro1">
          <table:table-cell office:value-type="float" office:value="-8.782211404077464E-5" table:style-name="ce1">
            <text:p>-8,78221E-05</text:p>
          </table:table-cell>
          <table:table-cell office:value-type="float" office:value="2.00750678016805E-4" table:style-name="ce1">
            <text:p>0,000200751</text:p>
          </table:table-cell>
          <table:table-cell office:value-type="float" office:value="5.5323621717643539E-5" table:style-name="ce1">
            <text:p>5,53236E-05</text:p>
          </table:table-cell>
          <table:table-cell office:value-type="float" office:value="-2.126123741350433E-4" table:style-name="ce1">
            <text:p>-0,000212612</text:p>
          </table:table-cell>
          <table:table-cell office:value-type="float" office:value="6.4129313067357203E-5" table:style-name="ce1">
            <text:p>6,41293E-05</text:p>
          </table:table-cell>
          <table:table-cell office:value-type="float" office:value="1.5685208473441292E-5" table:style-name="ce1">
            <text:p>1,56852E-05</text:p>
          </table:table-cell>
          <table:table-cell office:value-type="float" office:value="-1.1892745869398363E-5" table:style-name="ce1">
            <text:p>-1,18927E-05</text:p>
          </table:table-cell>
          <table:table-cell office:value-type="float" office:value="-1.8457490955280185E-4" table:style-name="ce1">
            <text:p>-0,000184575</text:p>
          </table:table-cell>
          <table:table-cell office:value-type="float" office:value="2.2319868166587042E-5" table:style-name="ce1">
            <text:p>2,23199E-05</text:p>
          </table:table-cell>
          <table:table-cell office:value-type="float" office:value="-8.0440583781205542E-6" table:style-name="ce1">
            <text:p>-8,04406E-06</text:p>
          </table:table-cell>
          <table:table-cell office:value-type="float" office:value="7.8761066571598169E-5" table:style-name="ce1">
            <text:p>7,87611E-05</text:p>
          </table:table-cell>
          <table:table-cell office:value-type="float" office:value="3.3692499272701317E-4" table:style-name="ce1">
            <text:p>0,000336925</text:p>
          </table:table-cell>
          <table:table-cell office:value-type="float" office:value="-1.1361028906701587E-4" table:style-name="ce1">
            <text:p>-0,00011361</text:p>
          </table:table-cell>
          <table:table-cell office:value-type="float" office:value="-1.2171913922266969E-4" table:style-name="ce1">
            <text:p>-0,000121719</text:p>
          </table:table-cell>
          <table:table-cell office:value-type="float" office:value="-2.1615736152049065E-4" table:style-name="ce1">
            <text:p>-0,000216157</text:p>
          </table:table-cell>
          <table:table-cell office:value-type="float" office:value="1.8253824304584332E-4" table:style-name="ce1">
            <text:p>0,000182538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Beta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Beta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ases</text:p>
          </table:table-cell>
          <table:table-cell table:style-name="ce1"/>
          <table:table-cell office:value-type="string" table:style-name="ce1">
            <text:p>Linear coefficiens of cases</text:p>
          </table:table-cell>
          <table:table-cell table:number-columns-repeated="3" table:style-name="ce1"/>
          <table:table-cell office:value-type="string" table:style-name="ce1">
            <text:p>Deaths</text:p>
          </table:table-cell>
          <table:table-cell table:style-name="ce1"/>
          <table:table-cell office:value-type="string" table:style-name="ce1">
            <text:p>Linear coefficiens of deaths</text:p>
          </table:table-cell>
          <table:table-cell table:number-columns-repeated="16375" table:style-name="ce1"/>
        </table:table-row>
        <table:table-row table:style-name="ro1">
          <table:table-cell office:value-type="float" office:value="162699" table:formula="of:=TRANSPOSE([.B17:.Q17])" table:number-matrix-columns-spanned="1" table:number-matrix-rows-spanned="16" table:style-name="ce1">
            <text:p>162699</text:p>
          </table:table-cell>
          <table:table-cell table:style-name="ce1"/>
          <table:table-cell office:value-type="string" table:style-name="ce1">
            <text:p>Const</text:p>
          </table:table-cell>
          <table:table-cell office:value-type="float" office:value="-4260.6027707959693" table:formula="of:=MMULT(COM.MICROSOFT.ANCHORARRAY([.A81]);COM.MICROSOFT.ANCHORARRAY([.A96]))" table:number-matrix-columns-spanned="1" table:number-matrix-rows-spanned="12" table:style-name="ce1">
            <text:p>-4260,602771</text:p>
          </table:table-cell>
          <table:table-cell table:number-columns-repeated="2" table:style-name="ce1"/>
          <table:table-cell office:value-type="float" office:value="11123" table:formula="of:=TRANSPOSE([.B18:.Q18])" table:number-matrix-columns-spanned="1" table:number-matrix-rows-spanned="16" table:style-name="ce1">
            <text:p>11123</text:p>
          </table:table-cell>
          <table:table-cell table:style-name="ce1"/>
          <table:table-cell office:value-type="string" table:style-name="ce1">
            <text:p>Const</text:p>
          </table:table-cell>
          <table:table-cell office:value-type="float" office:value="-2397.933718341942" table:formula="of:=MMULT(COM.MICROSOFT.ANCHORARRAY([.A81]);COM.MICROSOFT.ANCHORARRAY([.G96]))" table:number-matrix-columns-spanned="1" table:number-matrix-rows-spanned="12" table:style-name="ce1">
            <text:p>-2397,933718</text:p>
          </table:table-cell>
          <table:table-cell table:number-columns-repeated="16374" table:style-name="ce1"/>
        </table:table-row>
        <table:table-row table:style-name="ro1">
          <table:table-cell office:value-type="float" office:value="30063" table:style-name="ce1">
            <text:p>30063</text:p>
          </table:table-cell>
          <table:table-cell table:style-name="ce1"/>
          <table:table-cell office:value-type="string" table:style-name="ce2">
            <text:p>0-9</text:p>
          </table:table-cell>
          <table:table-cell office:value-type="float" office:value="1.7547691672006489E-2" table:style-name="ce1">
            <text:p>0,017547692</text:p>
          </table:table-cell>
          <table:table-cell table:number-columns-repeated="2" table:style-name="ce1"/>
          <table:table-cell office:value-type="float" office:value="323" table:style-name="ce1">
            <text:p>323</text:p>
          </table:table-cell>
          <table:table-cell table:style-name="ce1"/>
          <table:table-cell office:value-type="string" table:style-name="ce2">
            <text:p>0-9</text:p>
          </table:table-cell>
          <table:table-cell office:value-type="float" office:value="-1.8935513612622478E-3" table:style-name="ce1">
            <text:p>-0,001893551</text:p>
          </table:table-cell>
          <table:table-cell table:number-columns-repeated="16374"/>
        </table:table-row>
        <table:table-row table:style-name="ro1">
          <table:table-cell office:value-type="float" office:value="10513" table:style-name="ce1">
            <text:p>10513</text:p>
          </table:table-cell>
          <table:table-cell table:style-name="ce1"/>
          <table:table-cell office:value-type="string" table:style-name="ce2">
            <text:p>10-19</text:p>
          </table:table-cell>
          <table:table-cell office:value-type="float" office:value="5.9865070515294841E-2" table:style-name="ce1">
            <text:p>0,059865071</text:p>
          </table:table-cell>
          <table:table-cell table:number-columns-repeated="2" table:style-name="ce1"/>
          <table:table-cell office:value-type="float" office:value="533" table:style-name="ce1">
            <text:p>533</text:p>
          </table:table-cell>
          <table:table-cell table:style-name="ce1"/>
          <table:table-cell office:value-type="string" table:style-name="ce2">
            <text:p>10-19</text:p>
          </table:table-cell>
          <table:table-cell office:value-type="float" office:value="6.3034024342100555E-3" table:style-name="ce1">
            <text:p>0,006303402</text:p>
          </table:table-cell>
          <table:table-cell table:number-columns-repeated="16374"/>
        </table:table-row>
        <table:table-row table:style-name="ro1">
          <table:table-cell office:value-type="float" office:value="137491" table:style-name="ce1">
            <text:p>137491</text:p>
          </table:table-cell>
          <table:table-cell table:style-name="ce1"/>
          <table:table-cell office:value-type="string" table:style-name="ce2">
            <text:p>20-29</text:p>
          </table:table-cell>
          <table:table-cell office:value-type="float" office:value="-0.13927818766932998" table:style-name="ce1">
            <text:p>-0,139278188</text:p>
          </table:table-cell>
          <table:table-cell table:number-columns-repeated="2" table:style-name="ce1"/>
          <table:table-cell office:value-type="float" office:value="26600" table:style-name="ce1">
            <text:p>26600</text:p>
          </table:table-cell>
          <table:table-cell table:style-name="ce1"/>
          <table:table-cell office:value-type="string" table:style-name="ce2">
            <text:p>20-29</text:p>
          </table:table-cell>
          <table:table-cell office:value-type="float" office:value="-8.8423909355008316E-3" table:style-name="ce1">
            <text:p>-0,008842391</text:p>
          </table:table-cell>
          <table:table-cell table:number-columns-repeated="16374"/>
        </table:table-row>
        <table:table-row table:style-name="ro1">
          <table:table-cell office:value-type="float" office:value="170508" table:style-name="ce1">
            <text:p>170508</text:p>
          </table:table-cell>
          <table:table-cell table:style-name="ce1"/>
          <table:table-cell office:value-type="string" table:style-name="ce2">
            <text:p>30-39</text:p>
          </table:table-cell>
          <table:table-cell office:value-type="float" office:value="-4.6687052469804651E-3" table:style-name="ce1">
            <text:p>-0,004668705</text:p>
          </table:table-cell>
          <table:table-cell table:number-columns-repeated="2" table:style-name="ce1"/>
          <table:table-cell office:value-type="float" office:value="7533" table:style-name="ce1">
            <text:p>7533</text:p>
          </table:table-cell>
          <table:table-cell table:style-name="ce1"/>
          <table:table-cell office:value-type="string" table:style-name="ce2">
            <text:p>30-39</text:p>
          </table:table-cell>
          <table:table-cell office:value-type="float" office:value="3.9314215121862275E-3" table:style-name="ce1">
            <text:p>0,003931422</text:p>
          </table:table-cell>
          <table:table-cell table:number-columns-repeated="16374"/>
        </table:table-row>
        <table:table-row table:style-name="ro1">
          <table:table-cell office:value-type="float" office:value="70756" table:style-name="ce1">
            <text:p>70756</text:p>
          </table:table-cell>
          <table:table-cell table:style-name="ce1"/>
          <table:table-cell office:value-type="string" table:style-name="ce2">
            <text:p>40-49</text:p>
          </table:table-cell>
          <table:table-cell office:value-type="float" office:value="1.7537948125727374E-2" table:style-name="ce1">
            <text:p>0,017537948</text:p>
          </table:table-cell>
          <table:table-cell table:number-columns-repeated="2" table:style-name="ce1"/>
          <table:table-cell office:value-type="float" office:value="2293" table:style-name="ce1">
            <text:p>2293</text:p>
          </table:table-cell>
          <table:table-cell table:style-name="ce1"/>
          <table:table-cell office:value-type="string" table:style-name="ce2">
            <text:p>40-49</text:p>
          </table:table-cell>
          <table:table-cell office:value-type="float" office:value="3.9298020362459728E-3" table:style-name="ce1">
            <text:p>0,003929802</text:p>
          </table:table-cell>
          <table:table-cell table:number-columns-repeated="16374"/>
        </table:table-row>
        <table:table-row table:style-name="ro1">
          <table:table-cell office:value-type="float" office:value="109286" table:style-name="ce1">
            <text:p>109286</text:p>
          </table:table-cell>
          <table:table-cell table:style-name="ce1"/>
          <table:table-cell office:value-type="string" table:style-name="ce2">
            <text:p>50-59</text:p>
          </table:table-cell>
          <table:table-cell office:value-type="float" office:value="8.9679258721203373E-2" table:style-name="ce1">
            <text:p>0,089679259</text:p>
          </table:table-cell>
          <table:table-cell table:number-columns-repeated="2" table:style-name="ce1"/>
          <table:table-cell office:value-type="float" office:value="6685" table:style-name="ce1">
            <text:p>6685</text:p>
          </table:table-cell>
          <table:table-cell table:style-name="ce1"/>
          <table:table-cell office:value-type="string" table:style-name="ce2">
            <text:p>50-59</text:p>
          </table:table-cell>
          <table:table-cell office:value-type="float" office:value="-2.9981214224108618E-3" table:style-name="ce1">
            <text:p>-0,002998121</text:p>
          </table:table-cell>
          <table:table-cell table:number-columns-repeated="16374"/>
        </table:table-row>
        <table:table-row table:style-name="ro1">
          <table:table-cell office:value-type="float" office:value="219814" table:style-name="ce1">
            <text:p>219814</text:p>
          </table:table-cell>
          <table:table-cell table:style-name="ce1"/>
          <table:table-cell office:value-type="string" table:style-name="ce2">
            <text:p>60-69</text:p>
          </table:table-cell>
          <table:table-cell office:value-type="float" office:value="-2.1341224530916143E-2" table:style-name="ce1">
            <text:p>-0,021341225</text:p>
          </table:table-cell>
          <table:table-cell table:number-columns-repeated="2" table:style-name="ce1"/>
          <table:table-cell office:value-type="float" office:value="30739" table:style-name="ce1">
            <text:p>30739</text:p>
          </table:table-cell>
          <table:table-cell table:style-name="ce1"/>
          <table:table-cell office:value-type="string" table:style-name="ce2">
            <text:p>60-69</text:p>
          </table:table-cell>
          <table:table-cell office:value-type="float" office:value="-1.1357326319934092E-2" table:style-name="ce1">
            <text:p>-0,011357326</text:p>
          </table:table-cell>
          <table:table-cell table:number-columns-repeated="16374"/>
        </table:table-row>
        <table:table-row table:style-name="ro1">
          <table:table-cell office:value-type="float" office:value="35022" table:style-name="ce1">
            <text:p>35022</text:p>
          </table:table-cell>
          <table:table-cell table:style-name="ce1"/>
          <table:table-cell office:value-type="string" table:style-name="ce2">
            <text:p>70-79</text:p>
          </table:table-cell>
          <table:table-cell office:value-type="float" office:value="0.10915987038754817" table:style-name="ce1">
            <text:p>0,10915987</text:p>
          </table:table-cell>
          <table:table-cell table:number-columns-repeated="2" table:style-name="ce1"/>
          <table:table-cell office:value-type="float" office:value="3465" table:style-name="ce1">
            <text:p>3465</text:p>
          </table:table-cell>
          <table:table-cell table:style-name="ce1"/>
          <table:table-cell office:value-type="string" table:style-name="ce2">
            <text:p>70-79</text:p>
          </table:table-cell>
          <table:table-cell office:value-type="float" office:value="2.1529315815970049E-2" table:style-name="ce1">
            <text:p>0,021529316</text:p>
          </table:table-cell>
          <table:table-cell table:number-columns-repeated="16374"/>
        </table:table-row>
        <table:table-row table:style-name="ro1">
          <table:table-cell office:value-type="float" office:value="8106" table:style-name="ce1">
            <text:p>8106</text:p>
          </table:table-cell>
          <table:table-cell table:style-name="ce1"/>
          <table:table-cell office:value-type="string" table:style-name="ce2">
            <text:p>80-89</text:p>
          </table:table-cell>
          <table:table-cell office:value-type="float" office:value="-0.10984065766413058" table:style-name="ce1">
            <text:p>-0,109840658</text:p>
          </table:table-cell>
          <table:table-cell table:number-columns-repeated="2" table:style-name="ce1"/>
          <table:table-cell office:value-type="float" office:value="224" table:style-name="ce1">
            <text:p>224</text:p>
          </table:table-cell>
          <table:table-cell table:style-name="ce1"/>
          <table:table-cell office:value-type="string" table:style-name="ce2">
            <text:p>80-89</text:p>
          </table:table-cell>
          <table:table-cell office:value-type="float" office:value="-2.6500917852402481E-3" table:style-name="ce1">
            <text:p>-0,002650092</text:p>
          </table:table-cell>
          <table:table-cell table:number-columns-repeated="16374"/>
        </table:table-row>
        <table:table-row table:style-name="ro1">
          <table:table-cell office:value-type="float" office:value="16326" table:style-name="ce1">
            <text:p>16326</text:p>
          </table:table-cell>
          <table:table-cell table:style-name="ce1"/>
          <table:table-cell office:value-type="string" table:style-name="ce2">
            <text:p>90-99</text:p>
          </table:table-cell>
          <table:table-cell office:value-type="float" office:value="-0.854519126735098" table:style-name="ce1">
            <text:p>-0,854519127</text:p>
          </table:table-cell>
          <table:table-cell table:number-columns-repeated="2" table:style-name="ce1"/>
          <table:table-cell office:value-type="float" office:value="811" table:style-name="ce1">
            <text:p>811</text:p>
          </table:table-cell>
          <table:table-cell table:style-name="ce1"/>
          <table:table-cell office:value-type="string" table:style-name="ce2">
            <text:p>90-99</text:p>
          </table:table-cell>
          <table:table-cell office:value-type="float" office:value="-4.8903750507034355E-2" table:style-name="ce1">
            <text:p>-0,048903751</text:p>
          </table:table-cell>
          <table:table-cell table:number-columns-repeated="16374"/>
        </table:table-row>
        <table:table-row table:style-name="ro1">
          <table:table-cell office:value-type="float" office:value="227436" table:style-name="ce1">
            <text:p>227436</text:p>
          </table:table-cell>
          <table:table-cell table:style-name="ce1"/>
          <table:table-cell office:value-type="string" table:style-name="ce2">
            <text:p>100+</text:p>
          </table:table-cell>
          <table:table-cell office:value-type="float" office:value="15.691508426217677" table:style-name="ce1">
            <text:p>15,69150843</text:p>
          </table:table-cell>
          <table:table-cell table:number-columns-repeated="2" table:style-name="ce1"/>
          <table:table-cell office:value-type="float" office:value="26744" table:style-name="ce1">
            <text:p>26744</text:p>
          </table:table-cell>
          <table:table-cell table:style-name="ce1"/>
          <table:table-cell office:value-type="string" table:style-name="ce2">
            <text:p>100+</text:p>
          </table:table-cell>
          <table:table-cell office:value-type="float" office:value="1.8432526087752752" table:style-name="ce1">
            <text:p>1,843252609</text:p>
          </table:table-cell>
          <table:table-cell table:number-columns-repeated="16374"/>
        </table:table-row>
        <table:table-row table:style-name="ro1">
          <table:table-cell office:value-type="float" office:value="26670" table:style-name="ce1">
            <text:p>26670</text:p>
          </table:table-cell>
          <table:table-cell table:number-columns-repeated="5" table:style-name="ce1"/>
          <table:table-cell office:value-type="float" office:value="3256" table:style-name="ce1">
            <text:p>3256</text:p>
          </table:table-cell>
          <table:table-cell table:number-columns-repeated="16377" table:style-name="ce1"/>
        </table:table-row>
        <table:table-row table:style-name="ro1">
          <table:table-cell office:value-type="float" office:value="30261" table:style-name="ce1">
            <text:p>30261</text:p>
          </table:table-cell>
          <table:table-cell table:number-columns-repeated="5" table:style-name="ce1"/>
          <table:table-cell office:value-type="float" office:value="1542" table:style-name="ce1">
            <text:p>1542</text:p>
          </table:table-cell>
          <table:table-cell table:number-columns-repeated="16377" table:style-name="ce1"/>
        </table:table-row>
        <table:table-row table:style-name="ro1">
          <table:table-cell office:value-type="float" office:value="139771" table:style-name="ce1">
            <text:p>139771</text:p>
          </table:table-cell>
          <table:table-cell table:number-columns-repeated="5" table:style-name="ce1"/>
          <table:table-cell office:value-type="float" office:value="3841" table:style-name="ce1">
            <text:p>3841</text:p>
          </table:table-cell>
          <table:table-cell table:number-columns-repeated="16377" table:style-name="ce1"/>
        </table:table-row>
        <table:table-row table:style-name="ro1">
          <table:table-cell office:value-type="float" office:value="223064" table:style-name="ce1">
            <text:p>223064</text:p>
          </table:table-cell>
          <table:table-cell table:number-columns-repeated="5" table:style-name="ce1"/>
          <table:table-cell office:value-type="float" office:value="32065" table:style-name="ce1">
            <text:p>32065</text:p>
          </table:table-cell>
          <table:table-cell table:number-columns-repeated="16377" table:style-name="ce1"/>
        </table:table-row>
        <table:table-row table:number-rows-repeated="10484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0-05-19T17:47:39Z</meta:creation-date>
    <dc:date>2020-05-21T19:47:08Z</dc:date>
  </office:meta>
</office:document-meta>
</file>